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EVEREIRO_202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Fevereiro - 2020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5319.78" table:style-name="ce14">
            <text:p>5.320<text:s/></text:p>
          </table:table-cell>
          <table:table-cell office:value-type="float" office:value="1220134.05" table:style-name="ce14">
            <text:p>1.220.134<text:s/></text:p>
          </table:table-cell>
          <table:table-cell office:value-type="float" office:value="49245149.159999996" table:style-name="ce14">
            <text:p>49.245.149<text:s/></text:p>
          </table:table-cell>
          <table:table-cell office:value-type="float" office:value="383.09" table:style-name="ce14">
            <text:p>383<text:s/></text:p>
          </table:table-cell>
          <table:table-cell office:value-type="float" office:value="66335580.520000003" table:style-name="ce14">
            <text:p>66.335.581<text:s/></text:p>
          </table:table-cell>
          <table:table-cell office:value-type="float" office:value="45366018.770000003" table:style-name="ce14">
            <text:p>45.366.019<text:s/></text:p>
          </table:table-cell>
          <table:table-cell office:value-type="float" office:value="5153462.49" table:style-name="ce14">
            <text:p>5.153.462<text:s/></text:p>
          </table:table-cell>
          <table:table-cell office:value-type="float" office:value="150572668.00999999" table:style-name="ce14">
            <text:p>150.572.668<text:s/></text:p>
          </table:table-cell>
          <table:table-cell office:value-type="float" office:value="41301717.5" table:style-name="ce14">
            <text:p>41.301.718<text:s/></text:p>
          </table:table-cell>
          <table:table-cell office:value-type="float" office:value="1803288.45" table:style-name="ce14">
            <text:p>1.803.288<text:s/></text:p>
          </table:table-cell>
          <table:table-cell office:value-type="float" office:value="94855498.959999993" table:style-name="ce14">
            <text:p>94.855.499<text:s/></text:p>
          </table:table-cell>
          <table:table-cell office:value-type="float" office:value="112408.87" table:style-name="ce14">
            <text:p>112.409<text:s/></text:p>
          </table:table-cell>
          <table:table-cell office:value-type="float" office:value="2316555.5099999998" table:style-name="ce14">
            <text:p>2.316.556<text:s/></text:p>
          </table:table-cell>
          <table:table-cell office:value-type="float" office:value="4524761.87" table:style-name="ce14">
            <text:p>4.524.762<text:s/></text:p>
          </table:table-cell>
          <table:table-cell office:value-type="float" office:value="5741805.0099999998" table:style-name="ce14">
            <text:p>5.741.805<text:s/></text:p>
          </table:table-cell>
          <table:table-cell office:value-type="float" office:value="78404466.370000005" table:style-name="ce14">
            <text:p>78.404.466<text:s/></text:p>
          </table:table-cell>
          <table:table-cell office:value-type="float" office:value="8221.17" table:style-name="ce14">
            <text:p>8.221<text:s/></text:p>
          </table:table-cell>
          <table:table-cell office:value-type="float" office:value="234258733.43000001" table:style-name="ce14">
            <text:p>234.258.733<text:s/></text:p>
          </table:table-cell>
          <table:table-cell office:value-type="float" office:value="252919443" table:style-name="ce14">
            <text:p>252.919.443<text:s/></text:p>
          </table:table-cell>
          <table:table-cell office:value-type="float" office:value="2220822.7799999998" table:style-name="ce14">
            <text:p>2.220.823<text:s/></text:p>
          </table:table-cell>
          <table:table-cell office:value-type="float" office:value="3016.01" table:style-name="ce14">
            <text:p>3.016<text:s/></text:p>
          </table:table-cell>
          <table:table-cell office:value-type="float" office:value="9014.11" table:style-name="ce14">
            <text:p>9.014<text:s/></text:p>
          </table:table-cell>
          <table:table-cell office:value-type="float" office:value="85890860.609999999" table:style-name="ce14">
            <text:p>85.890.861<text:s/></text:p>
          </table:table-cell>
          <table:table-cell office:value-type="float" office:value="661421235.58000004" table:style-name="ce14">
            <text:p>661.421.236<text:s/></text:p>
          </table:table-cell>
          <table:table-cell office:value-type="float" office:value="285819.46000000002" table:style-name="ce14">
            <text:p>285.819<text:s/></text:p>
          </table:table-cell>
          <table:table-cell office:value-type="float" office:value="1525656376.73" table:style-name="ce14">
            <text:p>1.525.656.377<text:s/></text:p>
          </table:table-cell>
          <table:table-cell office:value-type="float" office:value="276.89" table:style-name="ce14">
            <text:p>277<text:s/></text:p>
          </table:table-cell>
          <table:table-cell office:value-type="float" office:value="3309633038.1799998" table:style-name="ce15">
            <text:p>3.309.633.03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574.7" table:style-name="ce17">
            <text:p>1.575<text:s/></text:p>
          </table:table-cell>
          <table:table-cell office:value-type="float" office:value="-3.32" table:style-name="ce17">
            <text:p>(3)</text:p>
          </table:table-cell>
          <table:table-cell office:value-type="float" office:value="0" table:style-name="ce17">
            <text:p>-<text:s/></text:p>
          </table:table-cell>
          <table:table-cell office:value-type="float" office:value="-367.33" table:style-name="ce17">
            <text:p>(367)</text:p>
          </table:table-cell>
          <table:table-cell office:value-type="float" office:value="1290.46" table:style-name="ce17">
            <text:p>1.290<text:s/></text:p>
          </table:table-cell>
          <table:table-cell office:value-type="float" office:value="338.27" table:style-name="ce17">
            <text:p>338<text:s/></text:p>
          </table:table-cell>
          <table:table-cell office:value-type="float" office:value="12329.8" table:style-name="ce17">
            <text:p>12.330<text:s/></text:p>
          </table:table-cell>
          <table:table-cell office:value-type="float" office:value="-1153.0899999999999" table:style-name="ce17">
            <text:p>(1.153)</text:p>
          </table:table-cell>
          <table:table-cell office:value-type="float" office:value="4562" table:style-name="ce17">
            <text:p>4.562<text:s/></text:p>
          </table:table-cell>
          <table:table-cell office:value-type="float" office:value="-660.88" table:style-name="ce17">
            <text:p>(661)</text:p>
          </table:table-cell>
          <table:table-cell office:value-type="float" office:value="-78.84" table:style-name="ce17">
            <text:p>(79)</text:p>
          </table:table-cell>
          <table:table-cell office:value-type="float" office:value="263.37" table:style-name="ce17">
            <text:p>263<text:s/></text:p>
          </table:table-cell>
          <table:table-cell office:value-type="float" office:value="1005.81" table:style-name="ce17">
            <text:p>1.006<text:s/></text:p>
          </table:table-cell>
          <table:table-cell office:value-type="float" office:value="-1801.14" table:style-name="ce17">
            <text:p>(1.801)</text:p>
          </table:table-cell>
          <table:table-cell office:value-type="float" office:value="4600.08" table:style-name="ce17">
            <text:p>4.600<text:s/></text:p>
          </table:table-cell>
          <table:table-cell office:value-type="float" office:value="-3.8" table:style-name="ce17">
            <text:p>(4)</text:p>
          </table:table-cell>
          <table:table-cell office:value-type="float" office:value="-316.14" table:style-name="ce17">
            <text:p>(316)</text:p>
          </table:table-cell>
          <table:table-cell office:value-type="float" office:value="-50.36" table:style-name="ce17">
            <text:p>(50)</text:p>
          </table:table-cell>
          <table:table-cell office:value-type="float" office:value="-8.2899999999999991" table:style-name="ce17">
            <text:p>(8)</text:p>
          </table:table-cell>
          <table:table-cell office:value-type="float" office:value="-45.6" table:style-name="ce17">
            <text:p>(46)</text:p>
          </table:table-cell>
          <table:table-cell office:value-type="float" office:value="0" table:style-name="ce17">
            <text:p>-<text:s/></text:p>
          </table:table-cell>
          <table:table-cell office:value-type="float" office:value="5424.55" table:style-name="ce17">
            <text:p>5.425<text:s/></text:p>
          </table:table-cell>
          <table:table-cell office:value-type="float" office:value="95687.42" table:style-name="ce17">
            <text:p>95.687<text:s/></text:p>
          </table:table-cell>
          <table:table-cell office:value-type="float" office:value="-144.93" table:style-name="ce17">
            <text:p>(145)</text:p>
          </table:table-cell>
          <table:table-cell office:value-type="float" office:value="579581.02" table:style-name="ce17">
            <text:p>579.581<text:s/></text:p>
          </table:table-cell>
          <table:table-cell office:value-type="float" office:value="-43.1" table:style-name="ce17">
            <text:p>(43)</text:p>
          </table:table-cell>
          <table:table-cell office:value-type="float" office:value="701980.66" table:style-name="ce18">
            <text:p>701.98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135542.79" table:style-name="ce17">
            <text:p>135.543<text:s/></text:p>
          </table:table-cell>
          <table:table-cell office:value-type="float" office:value="6908748.9500000002" table:style-name="ce17">
            <text:p>6.908.749<text:s/></text:p>
          </table:table-cell>
          <table:table-cell office:value-type="float" office:value="17663720.48" table:style-name="ce17">
            <text:p>17.663.720<text:s/></text:p>
          </table:table-cell>
          <table:table-cell office:value-type="float" office:value="239826.53" table:style-name="ce17">
            <text:p>239.827<text:s/></text:p>
          </table:table-cell>
          <table:table-cell office:value-type="float" office:value="128329207.41" table:style-name="ce17">
            <text:p>128.329.207<text:s/></text:p>
          </table:table-cell>
          <table:table-cell office:value-type="float" office:value="46429839.609999999" table:style-name="ce17">
            <text:p>46.429.840<text:s/></text:p>
          </table:table-cell>
          <table:table-cell office:value-type="float" office:value="6659754.2400000002" table:style-name="ce17">
            <text:p>6.659.754<text:s/></text:p>
          </table:table-cell>
          <table:table-cell office:value-type="float" office:value="183517988.56" table:style-name="ce17">
            <text:p>183.517.989<text:s/></text:p>
          </table:table-cell>
          <table:table-cell office:value-type="float" office:value="39273836.710000001" table:style-name="ce17">
            <text:p>39.273.837<text:s/></text:p>
          </table:table-cell>
          <table:table-cell office:value-type="float" office:value="7357126.7000000002" table:style-name="ce17">
            <text:p>7.357.127<text:s/></text:p>
          </table:table-cell>
          <table:table-cell office:value-type="float" office:value="564300529.08000004" table:style-name="ce17">
            <text:p>564.300.529<text:s/></text:p>
          </table:table-cell>
          <table:table-cell office:value-type="float" office:value="8265877.3499999996" table:style-name="ce17">
            <text:p>8.265.877<text:s/></text:p>
          </table:table-cell>
          <table:table-cell office:value-type="float" office:value="10172263.58" table:style-name="ce17">
            <text:p>10.172.264<text:s/></text:p>
          </table:table-cell>
          <table:table-cell office:value-type="float" office:value="9650257.9900000002" table:style-name="ce17">
            <text:p>9.650.258<text:s/></text:p>
          </table:table-cell>
          <table:table-cell office:value-type="float" office:value="7589268.9100000001" table:style-name="ce17">
            <text:p>7.589.269<text:s/></text:p>
          </table:table-cell>
          <table:table-cell office:value-type="float" office:value="105952933.54000001" table:style-name="ce17">
            <text:p>105.952.934<text:s/></text:p>
          </table:table-cell>
          <table:table-cell office:value-type="float" office:value="4007605.63" table:style-name="ce17">
            <text:p>4.007.606<text:s/></text:p>
          </table:table-cell>
          <table:table-cell office:value-type="float" office:value="278103498.18000001" table:style-name="ce17">
            <text:p>278.103.498<text:s/></text:p>
          </table:table-cell>
          <table:table-cell office:value-type="float" office:value="276331681.76999998" table:style-name="ce17">
            <text:p>276.331.682<text:s/></text:p>
          </table:table-cell>
          <table:table-cell office:value-type="float" office:value="4543606.09" table:style-name="ce17">
            <text:p>4.543.606<text:s/></text:p>
          </table:table-cell>
          <table:table-cell office:value-type="float" office:value="5490962.6500000004" table:style-name="ce17">
            <text:p>5.490.963<text:s/></text:p>
          </table:table-cell>
          <table:table-cell office:value-type="float" office:value="47063.45" table:style-name="ce17">
            <text:p>47.063<text:s/></text:p>
          </table:table-cell>
          <table:table-cell office:value-type="float" office:value="362238368.38" table:style-name="ce17">
            <text:p>362.238.368<text:s/></text:p>
          </table:table-cell>
          <table:table-cell office:value-type="float" office:value="463145498.52999997" table:style-name="ce17">
            <text:p>463.145.499<text:s/></text:p>
          </table:table-cell>
          <table:table-cell office:value-type="float" office:value="7687258.9299999997" table:style-name="ce17">
            <text:p>7.687.259<text:s/></text:p>
          </table:table-cell>
          <table:table-cell office:value-type="float" office:value="1741685737.9000001" table:style-name="ce17">
            <text:p>1.741.685.738<text:s/></text:p>
          </table:table-cell>
          <table:table-cell office:value-type="float" office:value="1001120.57" table:style-name="ce17">
            <text:p>1.001.121<text:s/></text:p>
          </table:table-cell>
          <table:table-cell office:value-type="float" office:value="4286729124.5100007" table:style-name="ce18">
            <text:p>4.286.729.12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182.5" table:style-name="ce17">
            <text:p>18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429.41" table:style-name="ce17">
            <text:p>7.42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4334.559999999998" table:style-name="ce17">
            <text:p>54.33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9143114.45999998" table:style-name="ce17">
            <text:p>349.143.11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0.11" table:style-name="ce17">
            <text:p>60<text:s/></text:p>
          </table:table-cell>
          <table:table-cell office:value-type="float" office:value="2479528.41" table:style-name="ce17">
            <text:p>2.479.52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0250393.83" table:style-name="ce17">
            <text:p>100.250.394<text:s/></text:p>
          </table:table-cell>
          <table:table-cell office:value-type="float" office:value="2006.08" table:style-name="ce17">
            <text:p>2.00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23170.16" table:style-name="ce17">
            <text:p>823.17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52760219.52000004" table:style-name="ce18">
            <text:p>452.760.2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08881.97" table:style-name="ce17">
            <text:p>108.882<text:s/></text:p>
          </table:table-cell>
          <table:table-cell office:value-type="float" office:value="996492.04" table:style-name="ce17">
            <text:p>996.492<text:s/></text:p>
          </table:table-cell>
          <table:table-cell office:value-type="float" office:value="3036874.56" table:style-name="ce17">
            <text:p>3.036.875<text:s/></text:p>
          </table:table-cell>
          <table:table-cell office:value-type="float" office:value="39051.879999999997" table:style-name="ce17">
            <text:p>39.052<text:s/></text:p>
          </table:table-cell>
          <table:table-cell office:value-type="float" office:value="22444402.359999999" table:style-name="ce17">
            <text:p>22.444.402<text:s/></text:p>
          </table:table-cell>
          <table:table-cell office:value-type="float" office:value="13318573.4" table:style-name="ce17">
            <text:p>13.318.573<text:s/></text:p>
          </table:table-cell>
          <table:table-cell office:value-type="float" office:value="1753971.26" table:style-name="ce17">
            <text:p>1.753.971<text:s/></text:p>
          </table:table-cell>
          <table:table-cell office:value-type="float" office:value="1346197" table:style-name="ce17">
            <text:p>1.346.197<text:s/></text:p>
          </table:table-cell>
          <table:table-cell office:value-type="float" office:value="10992754.15" table:style-name="ce17">
            <text:p>10.992.754<text:s/></text:p>
          </table:table-cell>
          <table:table-cell office:value-type="float" office:value="5073204.0599999996" table:style-name="ce17">
            <text:p>5.073.204<text:s/></text:p>
          </table:table-cell>
          <table:table-cell office:value-type="float" office:value="37239853.119999997" table:style-name="ce17">
            <text:p>37.239.853<text:s/></text:p>
          </table:table-cell>
          <table:table-cell office:value-type="float" office:value="1461134.98" table:style-name="ce17">
            <text:p>1.461.135<text:s/></text:p>
          </table:table-cell>
          <table:table-cell office:value-type="float" office:value="6303707.7599999998" table:style-name="ce17">
            <text:p>6.303.708<text:s/></text:p>
          </table:table-cell>
          <table:table-cell office:value-type="float" office:value="861838.59" table:style-name="ce17">
            <text:p>861.839<text:s/></text:p>
          </table:table-cell>
          <table:table-cell office:value-type="float" office:value="2357679.38" table:style-name="ce17">
            <text:p>2.357.679<text:s/></text:p>
          </table:table-cell>
          <table:table-cell office:value-type="float" office:value="26845901.969999999" table:style-name="ce17">
            <text:p>26.845.902<text:s/></text:p>
          </table:table-cell>
          <table:table-cell office:value-type="float" office:value="2642646.09" table:style-name="ce17">
            <text:p>2.642.646<text:s/></text:p>
          </table:table-cell>
          <table:table-cell office:value-type="float" office:value="6693201.7800000003" table:style-name="ce17">
            <text:p>6.693.202<text:s/></text:p>
          </table:table-cell>
          <table:table-cell office:value-type="float" office:value="31343343.010000002" table:style-name="ce17">
            <text:p>31.343.343<text:s/></text:p>
          </table:table-cell>
          <table:table-cell office:value-type="float" office:value="1253775.74" table:style-name="ce17">
            <text:p>1.253.776<text:s/></text:p>
          </table:table-cell>
          <table:table-cell office:value-type="float" office:value="160226.82999999999" table:style-name="ce17">
            <text:p>160.22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7663381.899999999" table:style-name="ce17">
            <text:p>17.663.382<text:s/></text:p>
          </table:table-cell>
          <table:table-cell office:value-type="float" office:value="12317519.23" table:style-name="ce17">
            <text:p>12.317.519<text:s/></text:p>
          </table:table-cell>
          <table:table-cell office:value-type="float" office:value="2298577.42" table:style-name="ce17">
            <text:p>2.298.577<text:s/></text:p>
          </table:table-cell>
          <table:table-cell office:value-type="float" office:value="94327737.430000007" table:style-name="ce17">
            <text:p>94.327.737<text:s/></text:p>
          </table:table-cell>
          <table:table-cell office:value-type="float" office:value="219059.69" table:style-name="ce17">
            <text:p>219.060<text:s/></text:p>
          </table:table-cell>
          <table:table-cell office:value-type="float" office:value="303099987.59999996" table:style-name="ce18">
            <text:p>303.099.98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7">
            <text:p>-<text:s/></text:p>
          </table:table-cell>
          <table:table-cell office:value-type="float" office:value="6018.29" table:style-name="ce17">
            <text:p>6.018<text:s/></text:p>
          </table:table-cell>
          <table:table-cell office:value-type="float" office:value="1750" table:style-name="ce17">
            <text:p>1.75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482.84" table:style-name="ce17">
            <text:p>5.48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4548.94" table:style-name="ce17">
            <text:p>24.549<text:s/></text:p>
          </table:table-cell>
          <table:table-cell office:value-type="float" office:value="12655821.130000001" table:style-name="ce17">
            <text:p>12.655.821<text:s/></text:p>
          </table:table-cell>
          <table:table-cell office:value-type="float" office:value="22227.05" table:style-name="ce17">
            <text:p>22.22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780.310000000001" table:style-name="ce17">
            <text:p>20.780<text:s/></text:p>
          </table:table-cell>
          <table:table-cell office:value-type="float" office:value="12848.76" table:style-name="ce17">
            <text:p>12.849<text:s/></text:p>
          </table:table-cell>
          <table:table-cell office:value-type="float" office:value="13387.17" table:style-name="ce17">
            <text:p>13.387<text:s/></text:p>
          </table:table-cell>
          <table:table-cell office:value-type="float" office:value="4000" table:style-name="ce17">
            <text:p>4.00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12846.81" table:style-name="ce17">
            <text:p>1.112.84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499316.700000003" table:style-name="ce17">
            <text:p>34.499.317<text:s/></text:p>
          </table:table-cell>
          <table:table-cell office:value-type="float" office:value="37066255.350000001" table:style-name="ce17">
            <text:p>37.066.255<text:s/></text:p>
          </table:table-cell>
          <table:table-cell office:value-type="float" office:value="6463.29" table:style-name="ce17">
            <text:p>6.463<text:s/></text:p>
          </table:table-cell>
          <table:table-cell office:value-type="float" office:value="56051.62" table:style-name="ce17">
            <text:p>56.05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1304.2" table:style-name="ce17">
            <text:p>51.304<text:s/></text:p>
          </table:table-cell>
          <table:table-cell office:value-type="float" office:value="4346129.82" table:style-name="ce17">
            <text:p>4.346.130<text:s/></text:p>
          </table:table-cell>
          <table:table-cell office:value-type="float" office:value="12348.16" table:style-name="ce17">
            <text:p>12.348<text:s/></text:p>
          </table:table-cell>
          <table:table-cell office:value-type="float" office:value="87134124.269999996" table:style-name="ce17">
            <text:p>87.134.12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77051704.71000004" table:style-name="ce18">
            <text:p>177.051.70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7">
            <text:p>-<text:s/></text:p>
          </table:table-cell>
          <table:table-cell office:value-type="float" office:value="9097.61" table:style-name="ce17">
            <text:p>9.098<text:s/></text:p>
          </table:table-cell>
          <table:table-cell office:value-type="float" office:value="5971843.4299999997" table:style-name="ce17">
            <text:p>5.971.84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7973797.359999999" table:style-name="ce17">
            <text:p>47.973.797<text:s/></text:p>
          </table:table-cell>
          <table:table-cell office:value-type="float" office:value="18199496.300000001" table:style-name="ce17">
            <text:p>18.199.496<text:s/></text:p>
          </table:table-cell>
          <table:table-cell office:value-type="float" office:value="470507.17" table:style-name="ce17">
            <text:p>470.507<text:s/></text:p>
          </table:table-cell>
          <table:table-cell office:value-type="float" office:value="120688927.31999999" table:style-name="ce17">
            <text:p>120.688.927<text:s/></text:p>
          </table:table-cell>
          <table:table-cell office:value-type="float" office:value="2637435.92" table:style-name="ce17">
            <text:p>2.637.436<text:s/></text:p>
          </table:table-cell>
          <table:table-cell office:value-type="float" office:value="1016665.85" table:style-name="ce17">
            <text:p>1.016.666<text:s/></text:p>
          </table:table-cell>
          <table:table-cell office:value-type="float" office:value="51839778.189999998" table:style-name="ce17">
            <text:p>51.839.778<text:s/></text:p>
          </table:table-cell>
          <table:table-cell office:value-type="float" office:value="146109.68" table:style-name="ce17">
            <text:p>146.110<text:s/></text:p>
          </table:table-cell>
          <table:table-cell office:value-type="float" office:value="694801.64" table:style-name="ce17">
            <text:p>694.802<text:s/></text:p>
          </table:table-cell>
          <table:table-cell office:value-type="float" office:value="2530081.25" table:style-name="ce17">
            <text:p>2.530.081<text:s/></text:p>
          </table:table-cell>
          <table:table-cell office:value-type="float" office:value="574530.13" table:style-name="ce17">
            <text:p>574.530<text:s/></text:p>
          </table:table-cell>
          <table:table-cell office:value-type="float" office:value="38378647.869999997" table:style-name="ce17">
            <text:p>38.378.648<text:s/></text:p>
          </table:table-cell>
          <table:table-cell office:value-type="float" office:value="1903.27" table:style-name="ce17">
            <text:p>1.903<text:s/></text:p>
          </table:table-cell>
          <table:table-cell office:value-type="float" office:value="106798405.31" table:style-name="ce17">
            <text:p>106.798.405<text:s/></text:p>
          </table:table-cell>
          <table:table-cell office:value-type="float" office:value="114687228.20999999" table:style-name="ce17">
            <text:p>114.687.228<text:s/></text:p>
          </table:table-cell>
          <table:table-cell office:value-type="float" office:value="479204.52" table:style-name="ce17">
            <text:p>479.205<text:s/></text:p>
          </table:table-cell>
          <table:table-cell office:value-type="float" office:value="4328.32" table:style-name="ce17">
            <text:p>4.328<text:s/></text:p>
          </table:table-cell>
          <table:table-cell office:value-type="float" office:value="12968.03" table:style-name="ce17">
            <text:p>12.968<text:s/></text:p>
          </table:table-cell>
          <table:table-cell office:value-type="float" office:value="107431995.38" table:style-name="ce17">
            <text:p>107.431.995<text:s/></text:p>
          </table:table-cell>
          <table:table-cell office:value-type="float" office:value="264465841.94" table:style-name="ce17">
            <text:p>264.465.842<text:s/></text:p>
          </table:table-cell>
          <table:table-cell office:value-type="float" office:value="51581.17" table:style-name="ce17">
            <text:p>51.581<text:s/></text:p>
          </table:table-cell>
          <table:table-cell office:value-type="float" office:value="573710013.80999994" table:style-name="ce17">
            <text:p>573.710.01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58775189.6799998" table:style-name="ce18">
            <text:p>1.458.775.19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26660.82" table:style-name="ce17">
            <text:p>26.661<text:s/></text:p>
          </table:table-cell>
          <table:table-cell office:value-type="float" office:value="5896958.5099999998" table:style-name="ce17">
            <text:p>5.896.959<text:s/></text:p>
          </table:table-cell>
          <table:table-cell office:value-type="float" office:value="8653252.4900000002" table:style-name="ce17">
            <text:p>8.653.252<text:s/></text:p>
          </table:table-cell>
          <table:table-cell office:value-type="float" office:value="200774.65000000002" table:style-name="ce17">
            <text:p>200.775<text:s/></text:p>
          </table:table-cell>
          <table:table-cell office:value-type="float" office:value="57898095.439999998" table:style-name="ce17">
            <text:p>57.898.095<text:s/></text:p>
          </table:table-cell>
          <table:table-cell office:value-type="float" office:value="14911769.91" table:style-name="ce17">
            <text:p>14.911.770<text:s/></text:p>
          </table:table-cell>
          <table:table-cell office:value-type="float" office:value="4410726.87" table:style-name="ce17">
            <text:p>4.410.727<text:s/></text:p>
          </table:table-cell>
          <table:table-cell office:value-type="float" office:value="48827043.109999999" table:style-name="ce17">
            <text:p>48.827.043<text:s/></text:p>
          </table:table-cell>
          <table:table-cell office:value-type="float" office:value="25567085.030000001" table:style-name="ce17">
            <text:p>25.567.085<text:s/></text:p>
          </table:table-cell>
          <table:table-cell office:value-type="float" office:value="1267256.79" table:style-name="ce17">
            <text:p>1.267.257<text:s/></text:p>
          </table:table-cell>
          <table:table-cell office:value-type="float" office:value="126057003.00000001" table:style-name="ce17">
            <text:p>126.057.003<text:s/></text:p>
          </table:table-cell>
          <table:table-cell office:value-type="float" office:value="6645783.9300000006" table:style-name="ce17">
            <text:p>6.645.784<text:s/></text:p>
          </table:table-cell>
          <table:table-cell office:value-type="float" office:value="3160367.01" table:style-name="ce17">
            <text:p>3.160.367<text:s/></text:p>
          </table:table-cell>
          <table:table-cell office:value-type="float" office:value="6254338.1500000004" table:style-name="ce17">
            <text:p>6.254.338<text:s/></text:p>
          </table:table-cell>
          <table:table-cell office:value-type="float" office:value="4657059.4000000004" table:style-name="ce17">
            <text:p>4.657.059<text:s/></text:p>
          </table:table-cell>
          <table:table-cell office:value-type="float" office:value="39615536.890000001" table:style-name="ce17">
            <text:p>39.615.537<text:s/></text:p>
          </table:table-cell>
          <table:table-cell office:value-type="float" office:value="1363056.27" table:style-name="ce17">
            <text:p>1.363.056<text:s/></text:p>
          </table:table-cell>
          <table:table-cell office:value-type="float" office:value="130112514.28" table:style-name="ce17">
            <text:p>130.112.514<text:s/></text:p>
          </table:table-cell>
          <table:table-cell office:value-type="float" office:value="90755326.789999992" table:style-name="ce17">
            <text:p>90.755.327<text:s/></text:p>
          </table:table-cell>
          <table:table-cell office:value-type="float" office:value="2804162.5399999996" table:style-name="ce17">
            <text:p>2.804.163<text:s/></text:p>
          </table:table-cell>
          <table:table-cell office:value-type="float" office:value="5270355.88" table:style-name="ce17">
            <text:p>5.270.356<text:s/></text:p>
          </table:table-cell>
          <table:table-cell office:value-type="float" office:value="34095.42" table:style-name="ce17">
            <text:p>34.095<text:s/></text:p>
          </table:table-cell>
          <table:table-cell office:value-type="float" office:value="136841293.06999999" table:style-name="ce17">
            <text:p>136.841.293<text:s/></text:p>
          </table:table-cell>
          <table:table-cell office:value-type="float" office:value="182014001.46000004" table:style-name="ce17">
            <text:p>182.014.001<text:s/></text:p>
          </table:table-cell>
          <table:table-cell office:value-type="float" office:value="5324752.18" table:style-name="ce17">
            <text:p>5.324.752<text:s/></text:p>
          </table:table-cell>
          <table:table-cell office:value-type="float" office:value="985690692.23000002" table:style-name="ce17">
            <text:p>985.690.692<text:s/></text:p>
          </table:table-cell>
          <table:table-cell office:value-type="float" office:value="782060.88000000012" table:style-name="ce17">
            <text:p>782.061<text:s/></text:p>
          </table:table-cell>
          <table:table-cell office:value-type="float" office:value="1895042023" table:style-name="ce18">
            <text:p>1.895.042.02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7461265.609999999" table:style-name="ce17">
            <text:p>17.461.266<text:s/></text:p>
          </table:table-cell>
          <table:table-cell office:value-type="float" office:value="63028871.710000001" table:style-name="ce17">
            <text:p>63.028.872<text:s/></text:p>
          </table:table-cell>
          <table:table-cell office:value-type="float" office:value="271255471.37" table:style-name="ce17">
            <text:p>271.255.471<text:s/></text:p>
          </table:table-cell>
          <table:table-cell office:value-type="float" office:value="13834492" table:style-name="ce17">
            <text:p>13.834.492<text:s/></text:p>
          </table:table-cell>
          <table:table-cell office:value-type="float" office:value="368287448.63" table:style-name="ce17">
            <text:p>368.287.449<text:s/></text:p>
          </table:table-cell>
          <table:table-cell office:value-type="float" office:value="327331886.63999999" table:style-name="ce17">
            <text:p>327.331.887<text:s/></text:p>
          </table:table-cell>
          <table:table-cell office:value-type="float" office:value="4083307097.23" table:style-name="ce17">
            <text:p>4.083.307.097<text:s/></text:p>
          </table:table-cell>
          <table:table-cell office:value-type="float" office:value="278274947.26999998" table:style-name="ce17">
            <text:p>278.274.947<text:s/></text:p>
          </table:table-cell>
          <table:table-cell office:value-type="float" office:value="306316182.73000002" table:style-name="ce17">
            <text:p>306.316.183<text:s/></text:p>
          </table:table-cell>
          <table:table-cell office:value-type="float" office:value="97262743.269999996" table:style-name="ce17">
            <text:p>97.262.743<text:s/></text:p>
          </table:table-cell>
          <table:table-cell office:value-type="float" office:value="1531294696.1600001" table:style-name="ce17">
            <text:p>1.531.294.696<text:s/></text:p>
          </table:table-cell>
          <table:table-cell office:value-type="float" office:value="126121496.73" table:style-name="ce17">
            <text:p>126.121.497<text:s/></text:p>
          </table:table-cell>
          <table:table-cell office:value-type="float" office:value="219427941.11000001" table:style-name="ce17">
            <text:p>219.427.941<text:s/></text:p>
          </table:table-cell>
          <table:table-cell office:value-type="float" office:value="195120613.63999999" table:style-name="ce17">
            <text:p>195.120.614<text:s/></text:p>
          </table:table-cell>
          <table:table-cell office:value-type="float" office:value="105995533.78" table:style-name="ce17">
            <text:p>105.995.534<text:s/></text:p>
          </table:table-cell>
          <table:table-cell office:value-type="float" office:value="366296466.82999998" table:style-name="ce17">
            <text:p>366.296.467<text:s/></text:p>
          </table:table-cell>
          <table:table-cell office:value-type="float" office:value="60141149.189999998" table:style-name="ce17">
            <text:p>60.141.149<text:s/></text:p>
          </table:table-cell>
          <table:table-cell office:value-type="float" office:value="964298545.35000002" table:style-name="ce17">
            <text:p>964.298.545<text:s/></text:p>
          </table:table-cell>
          <table:table-cell office:value-type="float" office:value="5239950530.29" table:style-name="ce17">
            <text:p>5.239.950.530<text:s/></text:p>
          </table:table-cell>
          <table:table-cell office:value-type="float" office:value="96511294.170000002" table:style-name="ce17">
            <text:p>96.511.294<text:s/></text:p>
          </table:table-cell>
          <table:table-cell office:value-type="float" office:value="43176075.299999997" table:style-name="ce17">
            <text:p>43.176.075<text:s/></text:p>
          </table:table-cell>
          <table:table-cell office:value-type="float" office:value="17491432.940000001" table:style-name="ce17">
            <text:p>17.491.433<text:s/></text:p>
          </table:table-cell>
          <table:table-cell office:value-type="float" office:value="1124313871.4200001" table:style-name="ce17">
            <text:p>1.124.313.871<text:s/></text:p>
          </table:table-cell>
          <table:table-cell office:value-type="float" office:value="734713063.71000004" table:style-name="ce17">
            <text:p>734.713.064<text:s/></text:p>
          </table:table-cell>
          <table:table-cell office:value-type="float" office:value="61814274.380000003" table:style-name="ce17">
            <text:p>61.814.274<text:s/></text:p>
          </table:table-cell>
          <table:table-cell office:value-type="float" office:value="13092107366.27" table:style-name="ce17">
            <text:p>13.092.107.366<text:s/></text:p>
          </table:table-cell>
          <table:table-cell office:value-type="float" office:value="30265032.760000002" table:style-name="ce17">
            <text:p>30.265.033<text:s/></text:p>
          </table:table-cell>
          <table:table-cell office:value-type="float" office:value="29835399790.489994" table:style-name="ce18">
            <text:p>29.835.399.79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618685.12" table:style-name="ce17">
            <text:p>1.618.685<text:s/></text:p>
          </table:table-cell>
          <table:table-cell office:value-type="float" office:value="6197791.7400000002" table:style-name="ce17">
            <text:p>6.197.792<text:s/></text:p>
          </table:table-cell>
          <table:table-cell office:value-type="float" office:value="8100348.0599999996" table:style-name="ce17">
            <text:p>8.100.348<text:s/></text:p>
          </table:table-cell>
          <table:table-cell office:value-type="float" office:value="2374949.7999999998" table:style-name="ce17">
            <text:p>2.374.950<text:s/></text:p>
          </table:table-cell>
          <table:table-cell office:value-type="float" office:value="30016395.09" table:style-name="ce17">
            <text:p>30.016.395<text:s/></text:p>
          </table:table-cell>
          <table:table-cell office:value-type="float" office:value="18466911.879999999" table:style-name="ce17">
            <text:p>18.466.912<text:s/></text:p>
          </table:table-cell>
          <table:table-cell office:value-type="float" office:value="58949918.689999998" table:style-name="ce17">
            <text:p>58.949.919<text:s/></text:p>
          </table:table-cell>
          <table:table-cell office:value-type="float" office:value="21527197.07" table:style-name="ce17">
            <text:p>21.527.197<text:s/></text:p>
          </table:table-cell>
          <table:table-cell office:value-type="float" office:value="28116892.350000001" table:style-name="ce17">
            <text:p>28.116.892<text:s/></text:p>
          </table:table-cell>
          <table:table-cell office:value-type="float" office:value="9351372.3399999999" table:style-name="ce17">
            <text:p>9.351.372<text:s/></text:p>
          </table:table-cell>
          <table:table-cell office:value-type="float" office:value="291351212.27999997" table:style-name="ce17">
            <text:p>291.351.212<text:s/></text:p>
          </table:table-cell>
          <table:table-cell office:value-type="float" office:value="12669402.970000001" table:style-name="ce17">
            <text:p>12.669.403<text:s/></text:p>
          </table:table-cell>
          <table:table-cell office:value-type="float" office:value="23034995.960000001" table:style-name="ce17">
            <text:p>23.034.996<text:s/></text:p>
          </table:table-cell>
          <table:table-cell office:value-type="float" office:value="13534419.380000001" table:style-name="ce17">
            <text:p>13.534.419<text:s/></text:p>
          </table:table-cell>
          <table:table-cell office:value-type="float" office:value="9782832.2899999991" table:style-name="ce17">
            <text:p>9.782.832<text:s/></text:p>
          </table:table-cell>
          <table:table-cell office:value-type="float" office:value="25297073.34" table:style-name="ce17">
            <text:p>25.297.073<text:s/></text:p>
          </table:table-cell>
          <table:table-cell office:value-type="float" office:value="7868618.4400000004" table:style-name="ce17">
            <text:p>7.868.618<text:s/></text:p>
          </table:table-cell>
          <table:table-cell office:value-type="float" office:value="83454547.780000001" table:style-name="ce17">
            <text:p>83.454.548<text:s/></text:p>
          </table:table-cell>
          <table:table-cell office:value-type="float" office:value="286496354.54000002" table:style-name="ce17">
            <text:p>286.496.355<text:s/></text:p>
          </table:table-cell>
          <table:table-cell office:value-type="float" office:value="7540728.3200000003" table:style-name="ce17">
            <text:p>7.540.728<text:s/></text:p>
          </table:table-cell>
          <table:table-cell office:value-type="float" office:value="4377517.49" table:style-name="ce17">
            <text:p>4.377.517<text:s/></text:p>
          </table:table-cell>
          <table:table-cell office:value-type="float" office:value="1684029.03" table:style-name="ce17">
            <text:p>1.684.029<text:s/></text:p>
          </table:table-cell>
          <table:table-cell office:value-type="float" office:value="136716649.99000001" table:style-name="ce17">
            <text:p>136.716.650<text:s/></text:p>
          </table:table-cell>
          <table:table-cell office:value-type="float" office:value="55235851.119999997" table:style-name="ce17">
            <text:p>55.235.851<text:s/></text:p>
          </table:table-cell>
          <table:table-cell office:value-type="float" office:value="6026850.2599999998" table:style-name="ce17">
            <text:p>6.026.850<text:s/></text:p>
          </table:table-cell>
          <table:table-cell office:value-type="float" office:value="795702657.01999998" table:style-name="ce17">
            <text:p>795.702.657<text:s/></text:p>
          </table:table-cell>
          <table:table-cell office:value-type="float" office:value="3476596.51" table:style-name="ce17">
            <text:p>3.476.597<text:s/></text:p>
          </table:table-cell>
          <table:table-cell office:value-type="float" office:value="1948970798.8600001" table:style-name="ce18">
            <text:p>1.948.970.79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6202470.9199999999" table:style-name="ce17">
            <text:p>6.202.471<text:s/></text:p>
          </table:table-cell>
          <table:table-cell office:value-type="float" office:value="21000691.48" table:style-name="ce17">
            <text:p>21.000.691<text:s/></text:p>
          </table:table-cell>
          <table:table-cell office:value-type="float" office:value="155706123.43000001" table:style-name="ce17">
            <text:p>155.706.123<text:s/></text:p>
          </table:table-cell>
          <table:table-cell office:value-type="float" office:value="5942119.0599999996" table:style-name="ce17">
            <text:p>5.942.119<text:s/></text:p>
          </table:table-cell>
          <table:table-cell office:value-type="float" office:value="145412126.91999999" table:style-name="ce17">
            <text:p>145.412.127<text:s/></text:p>
          </table:table-cell>
          <table:table-cell office:value-type="float" office:value="140553069.66" table:style-name="ce17">
            <text:p>140.553.070<text:s/></text:p>
          </table:table-cell>
          <table:table-cell office:value-type="float" office:value="431028463.91000003" table:style-name="ce17">
            <text:p>431.028.464<text:s/></text:p>
          </table:table-cell>
          <table:table-cell office:value-type="float" office:value="144427639.75999999" table:style-name="ce17">
            <text:p>144.427.640<text:s/></text:p>
          </table:table-cell>
          <table:table-cell office:value-type="float" office:value="146830732.81" table:style-name="ce17">
            <text:p>146.830.733<text:s/></text:p>
          </table:table-cell>
          <table:table-cell office:value-type="float" office:value="46759071.299999997" table:style-name="ce17">
            <text:p>46.759.071<text:s/></text:p>
          </table:table-cell>
          <table:table-cell office:value-type="float" office:value="653483297.41999996" table:style-name="ce17">
            <text:p>653.483.297<text:s/></text:p>
          </table:table-cell>
          <table:table-cell office:value-type="float" office:value="59413811.649999999" table:style-name="ce17">
            <text:p>59.413.812<text:s/></text:p>
          </table:table-cell>
          <table:table-cell office:value-type="float" office:value="114327243.73999999" table:style-name="ce17">
            <text:p>114.327.244<text:s/></text:p>
          </table:table-cell>
          <table:table-cell office:value-type="float" office:value="85462676.670000002" table:style-name="ce17">
            <text:p>85.462.677<text:s/></text:p>
          </table:table-cell>
          <table:table-cell office:value-type="float" office:value="32464136.050000001" table:style-name="ce17">
            <text:p>32.464.136<text:s/></text:p>
          </table:table-cell>
          <table:table-cell office:value-type="float" office:value="162824871.58000001" table:style-name="ce17">
            <text:p>162.824.872<text:s/></text:p>
          </table:table-cell>
          <table:table-cell office:value-type="float" office:value="23656166.949999999" table:style-name="ce17">
            <text:p>23.656.167<text:s/></text:p>
          </table:table-cell>
          <table:table-cell office:value-type="float" office:value="463456517.08999997" table:style-name="ce17">
            <text:p>463.456.517<text:s/></text:p>
          </table:table-cell>
          <table:table-cell office:value-type="float" office:value="2206054829.6799998" table:style-name="ce17">
            <text:p>2.206.054.830<text:s/></text:p>
          </table:table-cell>
          <table:table-cell office:value-type="float" office:value="37067721.509999998" table:style-name="ce17">
            <text:p>37.067.722<text:s/></text:p>
          </table:table-cell>
          <table:table-cell office:value-type="float" office:value="15916083.73" table:style-name="ce17">
            <text:p>15.916.084<text:s/></text:p>
          </table:table-cell>
          <table:table-cell office:value-type="float" office:value="7398654.5300000003" table:style-name="ce17">
            <text:p>7.398.655<text:s/></text:p>
          </table:table-cell>
          <table:table-cell office:value-type="float" office:value="418786974.69999999" table:style-name="ce17">
            <text:p>418.786.975<text:s/></text:p>
          </table:table-cell>
          <table:table-cell office:value-type="float" office:value="398285715.17000002" table:style-name="ce17">
            <text:p>398.285.715<text:s/></text:p>
          </table:table-cell>
          <table:table-cell office:value-type="float" office:value="24191656.219999999" table:style-name="ce17">
            <text:p>24.191.656<text:s/></text:p>
          </table:table-cell>
          <table:table-cell office:value-type="float" office:value="4809181165.0100002" table:style-name="ce17">
            <text:p>4.809.181.165<text:s/></text:p>
          </table:table-cell>
          <table:table-cell office:value-type="float" office:value="13691829.800000001" table:style-name="ce17">
            <text:p>13.691.830<text:s/></text:p>
          </table:table-cell>
          <table:table-cell office:value-type="float" office:value="10769525860.75" table:style-name="ce18">
            <text:p>10.769.525.8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4017.57" table:style-name="ce17">
            <text:p>4.018<text:s/></text:p>
          </table:table-cell>
          <table:table-cell office:value-type="float" office:value="8241.75" table:style-name="ce17">
            <text:p>8.242<text:s/></text:p>
          </table:table-cell>
          <table:table-cell office:value-type="float" office:value="346172.78" table:style-name="ce17">
            <text:p>346.17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7482.5" table:style-name="ce17">
            <text:p>347.483<text:s/></text:p>
          </table:table-cell>
          <table:table-cell office:value-type="float" office:value="25197182.359999999" table:style-name="ce17">
            <text:p>25.197.182<text:s/></text:p>
          </table:table-cell>
          <table:table-cell office:value-type="float" office:value="80697619.859999999" table:style-name="ce17">
            <text:p>80.697.620<text:s/></text:p>
          </table:table-cell>
          <table:table-cell office:value-type="float" office:value="21717573.609999999" table:style-name="ce17">
            <text:p>21.717.574<text:s/></text:p>
          </table:table-cell>
          <table:table-cell office:value-type="float" office:value="749520.67" table:style-name="ce17">
            <text:p>749.521<text:s/></text:p>
          </table:table-cell>
          <table:table-cell office:value-type="float" office:value="299.61" table:style-name="ce17">
            <text:p>300<text:s/></text:p>
          </table:table-cell>
          <table:table-cell office:value-type="float" office:value="17999570.879999999" table:style-name="ce17">
            <text:p>17.999.571<text:s/></text:p>
          </table:table-cell>
          <table:table-cell office:value-type="float" office:value="234916.84" table:style-name="ce17">
            <text:p>234.917<text:s/></text:p>
          </table:table-cell>
          <table:table-cell office:value-type="float" office:value="839556.25" table:style-name="ce17">
            <text:p>839.556<text:s/></text:p>
          </table:table-cell>
          <table:table-cell office:value-type="float" office:value="24375174.469999999" table:style-name="ce17">
            <text:p>24.375.174<text:s/></text:p>
          </table:table-cell>
          <table:table-cell office:value-type="float" office:value="25265.24" table:style-name="ce17">
            <text:p>25.265<text:s/></text:p>
          </table:table-cell>
          <table:table-cell office:value-type="float" office:value="572488.14" table:style-name="ce17">
            <text:p>572.48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8379593.780000001" table:style-name="ce17">
            <text:p>18.379.594<text:s/></text:p>
          </table:table-cell>
          <table:table-cell office:value-type="float" office:value="354023850.32999998" table:style-name="ce17">
            <text:p>354.023.850<text:s/></text:p>
          </table:table-cell>
          <table:table-cell office:value-type="float" office:value="58990.17" table:style-name="ce17">
            <text:p>58.990<text:s/></text:p>
          </table:table-cell>
          <table:table-cell office:value-type="float" office:value="313205.76000000001" table:style-name="ce17">
            <text:p>313.206<text:s/></text:p>
          </table:table-cell>
          <table:table-cell office:value-type="float" office:value="999.79" table:style-name="ce17">
            <text:p>1.000<text:s/></text:p>
          </table:table-cell>
          <table:table-cell office:value-type="float" office:value="46418880.93" table:style-name="ce17">
            <text:p>46.418.881<text:s/></text:p>
          </table:table-cell>
          <table:table-cell office:value-type="float" office:value="2074586.17" table:style-name="ce17">
            <text:p>2.074.586<text:s/></text:p>
          </table:table-cell>
          <table:table-cell office:value-type="float" office:value="2970870.71" table:style-name="ce17">
            <text:p>2.970.871<text:s/></text:p>
          </table:table-cell>
          <table:table-cell office:value-type="float" office:value="982591446.79999995" table:style-name="ce17">
            <text:p>982.591.447<text:s/></text:p>
          </table:table-cell>
          <table:table-cell office:value-type="float" office:value="57152.26" table:style-name="ce17">
            <text:p>57.152<text:s/></text:p>
          </table:table-cell>
          <table:table-cell office:value-type="float" office:value="1580004659.2299998" table:style-name="ce18">
            <text:p>1.580.004.65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6198453.3500000006" table:style-name="ce17">
            <text:p>6.198.453<text:s/></text:p>
          </table:table-cell>
          <table:table-cell office:value-type="float" office:value="20992449.73" table:style-name="ce17">
            <text:p>20.992.450<text:s/></text:p>
          </table:table-cell>
          <table:table-cell office:value-type="float" office:value="155359950.65000001" table:style-name="ce17">
            <text:p>155.359.951<text:s/></text:p>
          </table:table-cell>
          <table:table-cell office:value-type="float" office:value="5942119.0599999996" table:style-name="ce17">
            <text:p>5.942.119<text:s/></text:p>
          </table:table-cell>
          <table:table-cell office:value-type="float" office:value="145064644.42000002" table:style-name="ce17">
            <text:p>145.064.644<text:s/></text:p>
          </table:table-cell>
          <table:table-cell office:value-type="float" office:value="115355887.3" table:style-name="ce17">
            <text:p>115.355.887<text:s/></text:p>
          </table:table-cell>
          <table:table-cell office:value-type="float" office:value="350330844.04999995" table:style-name="ce17">
            <text:p>350.330.844<text:s/></text:p>
          </table:table-cell>
          <table:table-cell office:value-type="float" office:value="122710066.14999999" table:style-name="ce17">
            <text:p>122.710.066<text:s/></text:p>
          </table:table-cell>
          <table:table-cell office:value-type="float" office:value="146081212.14000002" table:style-name="ce17">
            <text:p>146.081.212<text:s/></text:p>
          </table:table-cell>
          <table:table-cell office:value-type="float" office:value="46758771.689999998" table:style-name="ce17">
            <text:p>46.758.772<text:s/></text:p>
          </table:table-cell>
          <table:table-cell office:value-type="float" office:value="635483726.53999996" table:style-name="ce17">
            <text:p>635.483.727<text:s/></text:p>
          </table:table-cell>
          <table:table-cell office:value-type="float" office:value="59178894.809999995" table:style-name="ce17">
            <text:p>59.178.895<text:s/></text:p>
          </table:table-cell>
          <table:table-cell office:value-type="float" office:value="113487687.48999999" table:style-name="ce17">
            <text:p>113.487.687<text:s/></text:p>
          </table:table-cell>
          <table:table-cell office:value-type="float" office:value="61087502.200000003" table:style-name="ce17">
            <text:p>61.087.502<text:s/></text:p>
          </table:table-cell>
          <table:table-cell office:value-type="float" office:value="32438870.810000002" table:style-name="ce17">
            <text:p>32.438.871<text:s/></text:p>
          </table:table-cell>
          <table:table-cell office:value-type="float" office:value="162252383.43999997" table:style-name="ce17">
            <text:p>162.252.383<text:s/></text:p>
          </table:table-cell>
          <table:table-cell office:value-type="float" office:value="23656166.949999999" table:style-name="ce17">
            <text:p>23.656.167<text:s/></text:p>
          </table:table-cell>
          <table:table-cell office:value-type="float" office:value="445076923.31" table:style-name="ce17">
            <text:p>445.076.923<text:s/></text:p>
          </table:table-cell>
          <table:table-cell office:value-type="float" office:value="1852030979.3499999" table:style-name="ce17">
            <text:p>1.852.030.979<text:s/></text:p>
          </table:table-cell>
          <table:table-cell office:value-type="float" office:value="37008731.339999996" table:style-name="ce17">
            <text:p>37.008.731<text:s/></text:p>
          </table:table-cell>
          <table:table-cell office:value-type="float" office:value="15602877.970000001" table:style-name="ce17">
            <text:p>15.602.878<text:s/></text:p>
          </table:table-cell>
          <table:table-cell office:value-type="float" office:value="7397654.7400000002" table:style-name="ce17">
            <text:p>7.397.655<text:s/></text:p>
          </table:table-cell>
          <table:table-cell office:value-type="float" office:value="372368093.76999998" table:style-name="ce17">
            <text:p>372.368.094<text:s/></text:p>
          </table:table-cell>
          <table:table-cell office:value-type="float" office:value="396211128.99999994" table:style-name="ce17">
            <text:p>396.211.129<text:s/></text:p>
          </table:table-cell>
          <table:table-cell office:value-type="float" office:value="21220785.510000002" table:style-name="ce17">
            <text:p>21.220.786<text:s/></text:p>
          </table:table-cell>
          <table:table-cell office:value-type="float" office:value="3826589718.21" table:style-name="ce17">
            <text:p>3.826.589.718<text:s/></text:p>
          </table:table-cell>
          <table:table-cell office:value-type="float" office:value="13634677.539999999" table:style-name="ce17">
            <text:p>13.634.678<text:s/></text:p>
          </table:table-cell>
          <table:table-cell office:value-type="float" office:value="9189521201.5200005" table:style-name="ce18">
            <text:p>9.189.521.20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9640109.5700000003" table:style-name="ce17">
            <text:p>9.640.110<text:s/></text:p>
          </table:table-cell>
          <table:table-cell office:value-type="float" office:value="35830388.490000002" table:style-name="ce17">
            <text:p>35.830.388<text:s/></text:p>
          </table:table-cell>
          <table:table-cell office:value-type="float" office:value="107448999.88" table:style-name="ce17">
            <text:p>107.449.000<text:s/></text:p>
          </table:table-cell>
          <table:table-cell office:value-type="float" office:value="5517423.1399999997" table:style-name="ce17">
            <text:p>5.517.423<text:s/></text:p>
          </table:table-cell>
          <table:table-cell office:value-type="float" office:value="192858926.62" table:style-name="ce17">
            <text:p>192.858.927<text:s/></text:p>
          </table:table-cell>
          <table:table-cell office:value-type="float" office:value="168311905.09999999" table:style-name="ce17">
            <text:p>168.311.905<text:s/></text:p>
          </table:table-cell>
          <table:table-cell office:value-type="float" office:value="3593328714.6300001" table:style-name="ce17">
            <text:p>3.593.328.715<text:s/></text:p>
          </table:table-cell>
          <table:table-cell office:value-type="float" office:value="112320110.44" table:style-name="ce17">
            <text:p>112.320.110<text:s/></text:p>
          </table:table-cell>
          <table:table-cell office:value-type="float" office:value="131368557.56999999" table:style-name="ce17">
            <text:p>131.368.558<text:s/></text:p>
          </table:table-cell>
          <table:table-cell office:value-type="float" office:value="41152299.630000003" table:style-name="ce17">
            <text:p>41.152.300<text:s/></text:p>
          </table:table-cell>
          <table:table-cell office:value-type="float" office:value="586460186.46000004" table:style-name="ce17">
            <text:p>586.460.186<text:s/></text:p>
          </table:table-cell>
          <table:table-cell office:value-type="float" office:value="54038282.109999999" table:style-name="ce17">
            <text:p>54.038.282<text:s/></text:p>
          </table:table-cell>
          <table:table-cell office:value-type="float" office:value="82065701.409999996" table:style-name="ce17">
            <text:p>82.065.701<text:s/></text:p>
          </table:table-cell>
          <table:table-cell office:value-type="float" office:value="96123517.590000004" table:style-name="ce17">
            <text:p>96.123.518<text:s/></text:p>
          </table:table-cell>
          <table:table-cell office:value-type="float" office:value="63748565.439999998" table:style-name="ce17">
            <text:p>63.748.565<text:s/></text:p>
          </table:table-cell>
          <table:table-cell office:value-type="float" office:value="178174521.91" table:style-name="ce17">
            <text:p>178.174.522<text:s/></text:p>
          </table:table-cell>
          <table:table-cell office:value-type="float" office:value="28616363.800000001" table:style-name="ce17">
            <text:p>28.616.364<text:s/></text:p>
          </table:table-cell>
          <table:table-cell office:value-type="float" office:value="417387480.48000002" table:style-name="ce17">
            <text:p>417.387.480<text:s/></text:p>
          </table:table-cell>
          <table:table-cell office:value-type="float" office:value="2747399346.0700002" table:style-name="ce17">
            <text:p>2.747.399.346<text:s/></text:p>
          </table:table-cell>
          <table:table-cell office:value-type="float" office:value="51902844.340000004" table:style-name="ce17">
            <text:p>51.902.844<text:s/></text:p>
          </table:table-cell>
          <table:table-cell office:value-type="float" office:value="22882474.079999998" table:style-name="ce17">
            <text:p>22.882.474<text:s/></text:p>
          </table:table-cell>
          <table:table-cell office:value-type="float" office:value="8408749.3800000008" table:style-name="ce17">
            <text:p>8.408.749<text:s/></text:p>
          </table:table-cell>
          <table:table-cell office:value-type="float" office:value="568810246.73000002" table:style-name="ce17">
            <text:p>568.810.247<text:s/></text:p>
          </table:table-cell>
          <table:table-cell office:value-type="float" office:value="281191497.42000002" table:style-name="ce17">
            <text:p>281.191.497<text:s/></text:p>
          </table:table-cell>
          <table:table-cell office:value-type="float" office:value="31595767.899999999" table:style-name="ce17">
            <text:p>31.595.768<text:s/></text:p>
          </table:table-cell>
          <table:table-cell office:value-type="float" office:value="7487223544.2399998" table:style-name="ce17">
            <text:p>7.487.223.544<text:s/></text:p>
          </table:table-cell>
          <table:table-cell office:value-type="float" office:value="13096606.449999999" table:style-name="ce17">
            <text:p>13.096.606<text:s/></text:p>
          </table:table-cell>
          <table:table-cell office:value-type="float" office:value="17116903130.879999" table:style-name="ce18">
            <text:p>17.116.903.13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8258789.2400000002" table:style-name="ce17">
            <text:p>8.258.789<text:s/></text:p>
          </table:table-cell>
          <table:table-cell office:value-type="float" office:value="30104915.309999999" table:style-name="ce17">
            <text:p>30.104.915<text:s/></text:p>
          </table:table-cell>
          <table:table-cell office:value-type="float" office:value="80206991.349999994" table:style-name="ce17">
            <text:p>80.206.991<text:s/></text:p>
          </table:table-cell>
          <table:table-cell office:value-type="float" office:value="5121421.01" table:style-name="ce17">
            <text:p>5.121.421<text:s/></text:p>
          </table:table-cell>
          <table:table-cell office:value-type="float" office:value="153970446.05000001" table:style-name="ce17">
            <text:p>153.970.446<text:s/></text:p>
          </table:table-cell>
          <table:table-cell office:value-type="float" office:value="136598253.93000001" table:style-name="ce17">
            <text:p>136.598.254<text:s/></text:p>
          </table:table-cell>
          <table:table-cell office:value-type="float" office:value="2997456725.46" table:style-name="ce17">
            <text:p>2.997.456.725<text:s/></text:p>
          </table:table-cell>
          <table:table-cell office:value-type="float" office:value="79304664.049999997" table:style-name="ce17">
            <text:p>79.304.664<text:s/></text:p>
          </table:table-cell>
          <table:table-cell office:value-type="float" office:value="110668617.23" table:style-name="ce17">
            <text:p>110.668.617<text:s/></text:p>
          </table:table-cell>
          <table:table-cell office:value-type="float" office:value="35313309.119999997" table:style-name="ce17">
            <text:p>35.313.309<text:s/></text:p>
          </table:table-cell>
          <table:table-cell office:value-type="float" office:value="451380606.13999999" table:style-name="ce17">
            <text:p>451.380.606<text:s/></text:p>
          </table:table-cell>
          <table:table-cell office:value-type="float" office:value="43071223.439999998" table:style-name="ce17">
            <text:p>43.071.223<text:s/></text:p>
          </table:table-cell>
          <table:table-cell office:value-type="float" office:value="63651407.109999999" table:style-name="ce17">
            <text:p>63.651.407<text:s/></text:p>
          </table:table-cell>
          <table:table-cell office:value-type="float" office:value="84142007.420000002" table:style-name="ce17">
            <text:p>84.142.007<text:s/></text:p>
          </table:table-cell>
          <table:table-cell office:value-type="float" office:value="58860768.460000001" table:style-name="ce17">
            <text:p>58.860.768<text:s/></text:p>
          </table:table-cell>
          <table:table-cell office:value-type="float" office:value="142191722.28999999" table:style-name="ce17">
            <text:p>142.191.722<text:s/></text:p>
          </table:table-cell>
          <table:table-cell office:value-type="float" office:value="24890427.48" table:style-name="ce17">
            <text:p>24.890.427<text:s/></text:p>
          </table:table-cell>
          <table:table-cell office:value-type="float" office:value="304873890.95999998" table:style-name="ce17">
            <text:p>304.873.891<text:s/></text:p>
          </table:table-cell>
          <table:table-cell office:value-type="float" office:value="1206804623.21" table:style-name="ce17">
            <text:p>1.206.804.623<text:s/></text:p>
          </table:table-cell>
          <table:table-cell office:value-type="float" office:value="45987242.359999999" table:style-name="ce17">
            <text:p>45.987.242<text:s/></text:p>
          </table:table-cell>
          <table:table-cell office:value-type="float" office:value="19080896.699999999" table:style-name="ce17">
            <text:p>19.080.897<text:s/></text:p>
          </table:table-cell>
          <table:table-cell office:value-type="float" office:value="7850246.5800000001" table:style-name="ce17">
            <text:p>7.850.247<text:s/></text:p>
          </table:table-cell>
          <table:table-cell office:value-type="float" office:value="420485213.29000002" table:style-name="ce17">
            <text:p>420.485.213<text:s/></text:p>
          </table:table-cell>
          <table:table-cell office:value-type="float" office:value="206323452.96000001" table:style-name="ce17">
            <text:p>206.323.453<text:s/></text:p>
          </table:table-cell>
          <table:table-cell office:value-type="float" office:value="26724104.41" table:style-name="ce17">
            <text:p>26.724.104<text:s/></text:p>
          </table:table-cell>
          <table:table-cell office:value-type="float" office:value="3190330211.1900001" table:style-name="ce17">
            <text:p>3.190.330.211<text:s/></text:p>
          </table:table-cell>
          <table:table-cell office:value-type="float" office:value="11958638.460000001" table:style-name="ce17">
            <text:p>11.958.638<text:s/></text:p>
          </table:table-cell>
          <table:table-cell office:value-type="float" office:value="9945610815.2099972" table:style-name="ce18">
            <text:p>9.945.610.81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539524.92000000004" table:style-name="ce17">
            <text:p>539.525<text:s/></text:p>
          </table:table-cell>
          <table:table-cell office:value-type="float" office:value="3505324.92" table:style-name="ce17">
            <text:p>3.505.325<text:s/></text:p>
          </table:table-cell>
          <table:table-cell office:value-type="float" office:value="11021641.289999999" table:style-name="ce17">
            <text:p>11.021.641<text:s/></text:p>
          </table:table-cell>
          <table:table-cell office:value-type="float" office:value="77757.179999999993" table:style-name="ce17">
            <text:p>77.757<text:s/></text:p>
          </table:table-cell>
          <table:table-cell office:value-type="float" office:value="9886422.9199999999" table:style-name="ce17">
            <text:p>9.886.423<text:s/></text:p>
          </table:table-cell>
          <table:table-cell office:value-type="float" office:value="13980341.949999999" table:style-name="ce17">
            <text:p>13.980.342<text:s/></text:p>
          </table:table-cell>
          <table:table-cell office:value-type="float" office:value="304522784.37" table:style-name="ce17">
            <text:p>304.522.784<text:s/></text:p>
          </table:table-cell>
          <table:table-cell office:value-type="float" office:value="14193769.77" table:style-name="ce17">
            <text:p>14.193.770<text:s/></text:p>
          </table:table-cell>
          <table:table-cell office:value-type="float" office:value="9870653.7100000009" table:style-name="ce17">
            <text:p>9.870.654<text:s/></text:p>
          </table:table-cell>
          <table:table-cell office:value-type="float" office:value="2242945.48" table:style-name="ce17">
            <text:p>2.242.945<text:s/></text:p>
          </table:table-cell>
          <table:table-cell office:value-type="float" office:value="65383149.189999998" table:style-name="ce17">
            <text:p>65.383.149<text:s/></text:p>
          </table:table-cell>
          <table:table-cell office:value-type="float" office:value="4079099.34" table:style-name="ce17">
            <text:p>4.079.099<text:s/></text:p>
          </table:table-cell>
          <table:table-cell office:value-type="float" office:value="9009333.7899999991" table:style-name="ce17">
            <text:p>9.009.334<text:s/></text:p>
          </table:table-cell>
          <table:table-cell office:value-type="float" office:value="5161937.54" table:style-name="ce17">
            <text:p>5.161.938<text:s/></text:p>
          </table:table-cell>
          <table:table-cell office:value-type="float" office:value="2198919.39" table:style-name="ce17">
            <text:p>2.198.919<text:s/></text:p>
          </table:table-cell>
          <table:table-cell office:value-type="float" office:value="21033691.449999999" table:style-name="ce17">
            <text:p>21.033.691<text:s/></text:p>
          </table:table-cell>
          <table:table-cell office:value-type="float" office:value="1553579" table:style-name="ce17">
            <text:p>1.553.579<text:s/></text:p>
          </table:table-cell>
          <table:table-cell office:value-type="float" office:value="58499449.950000003" table:style-name="ce17">
            <text:p>58.499.450<text:s/></text:p>
          </table:table-cell>
          <table:table-cell office:value-type="float" office:value="778487716.79999995" table:style-name="ce17">
            <text:p>778.487.717<text:s/></text:p>
          </table:table-cell>
          <table:table-cell office:value-type="float" office:value="3116980.69" table:style-name="ce17">
            <text:p>3.116.981<text:s/></text:p>
          </table:table-cell>
          <table:table-cell office:value-type="float" office:value="2045777.9199999999" table:style-name="ce17">
            <text:p>2.045.778<text:s/></text:p>
          </table:table-cell>
          <table:table-cell office:value-type="float" office:value="116085.33" table:style-name="ce17">
            <text:p>116.085<text:s/></text:p>
          </table:table-cell>
          <table:table-cell office:value-type="float" office:value="85380014.439999998" table:style-name="ce17">
            <text:p>85.380.014<text:s/></text:p>
          </table:table-cell>
          <table:table-cell office:value-type="float" office:value="38537533.840000004" table:style-name="ce17">
            <text:p>38.537.534<text:s/></text:p>
          </table:table-cell>
          <table:table-cell office:value-type="float" office:value="2366268.66" table:style-name="ce17">
            <text:p>2.366.269<text:s/></text:p>
          </table:table-cell>
          <table:table-cell office:value-type="float" office:value="2078192924.02" table:style-name="ce17">
            <text:p>2.078.192.924<text:s/></text:p>
          </table:table-cell>
          <table:table-cell office:value-type="float" office:value="308742.23" table:style-name="ce17">
            <text:p>308.742<text:s/></text:p>
          </table:table-cell>
          <table:table-cell office:value-type="float" office:value="3525312370.0900002" table:style-name="ce18">
            <text:p>3.525.312.37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30018.11" table:style-name="ce17">
            <text:p>30.018<text:s/></text:p>
          </table:table-cell>
          <table:table-cell office:value-type="float" office:value="154001.5" table:style-name="ce17">
            <text:p>154.002<text:s/></text:p>
          </table:table-cell>
          <table:table-cell office:value-type="float" office:value="10379978.09" table:style-name="ce17">
            <text:p>10.379.978<text:s/></text:p>
          </table:table-cell>
          <table:table-cell office:value-type="float" office:value="45778.31" table:style-name="ce17">
            <text:p>45.778<text:s/></text:p>
          </table:table-cell>
          <table:table-cell office:value-type="float" office:value="13707996.210000001" table:style-name="ce17">
            <text:p>13.707.996<text:s/></text:p>
          </table:table-cell>
          <table:table-cell office:value-type="float" office:value="4853776.3499999996" table:style-name="ce17">
            <text:p>4.853.776<text:s/></text:p>
          </table:table-cell>
          <table:table-cell office:value-type="float" office:value="113019732.60000001" table:style-name="ce17">
            <text:p>113.019.733<text:s/></text:p>
          </table:table-cell>
          <table:table-cell office:value-type="float" office:value="11747623.550000001" table:style-name="ce17">
            <text:p>11.747.624<text:s/></text:p>
          </table:table-cell>
          <table:table-cell office:value-type="float" office:value="3629150.75" table:style-name="ce17">
            <text:p>3.629.151<text:s/></text:p>
          </table:table-cell>
          <table:table-cell office:value-type="float" office:value="604960.6" table:style-name="ce17">
            <text:p>604.961<text:s/></text:p>
          </table:table-cell>
          <table:table-cell office:value-type="float" office:value="31125590.309999999" table:style-name="ce17">
            <text:p>31.125.590<text:s/></text:p>
          </table:table-cell>
          <table:table-cell office:value-type="float" office:value="3736381.17" table:style-name="ce17">
            <text:p>3.736.381<text:s/></text:p>
          </table:table-cell>
          <table:table-cell office:value-type="float" office:value="5646743.2999999998" table:style-name="ce17">
            <text:p>5.646.743<text:s/></text:p>
          </table:table-cell>
          <table:table-cell office:value-type="float" office:value="2526456.44" table:style-name="ce17">
            <text:p>2.526.456<text:s/></text:p>
          </table:table-cell>
          <table:table-cell office:value-type="float" office:value="620555.02" table:style-name="ce17">
            <text:p>620.555<text:s/></text:p>
          </table:table-cell>
          <table:table-cell office:value-type="float" office:value="6279705.0300000003" table:style-name="ce17">
            <text:p>6.279.705<text:s/></text:p>
          </table:table-cell>
          <table:table-cell office:value-type="float" office:value="219066.23" table:style-name="ce17">
            <text:p>219.066<text:s/></text:p>
          </table:table-cell>
          <table:table-cell office:value-type="float" office:value="29217982.829999998" table:style-name="ce17">
            <text:p>29.217.983<text:s/></text:p>
          </table:table-cell>
          <table:table-cell office:value-type="float" office:value="628148669.13" table:style-name="ce17">
            <text:p>628.148.669<text:s/></text:p>
          </table:table-cell>
          <table:table-cell office:value-type="float" office:value="754876.6" table:style-name="ce17">
            <text:p>754.877<text:s/></text:p>
          </table:table-cell>
          <table:table-cell office:value-type="float" office:value="77696.649999999994" table:style-name="ce17">
            <text:p>77.697<text:s/></text:p>
          </table:table-cell>
          <table:table-cell office:value-type="float" office:value="33475.089999999997" table:style-name="ce17">
            <text:p>33.475<text:s/></text:p>
          </table:table-cell>
          <table:table-cell office:value-type="float" office:value="26156982.66" table:style-name="ce17">
            <text:p>26.156.983<text:s/></text:p>
          </table:table-cell>
          <table:table-cell office:value-type="float" office:value="19308336.140000001" table:style-name="ce17">
            <text:p>19.308.336<text:s/></text:p>
          </table:table-cell>
          <table:table-cell office:value-type="float" office:value="434414.96" table:style-name="ce17">
            <text:p>434.415<text:s/></text:p>
          </table:table-cell>
          <table:table-cell office:value-type="float" office:value="1703174872.48" table:style-name="ce17">
            <text:p>1.703.174.872<text:s/></text:p>
          </table:table-cell>
          <table:table-cell office:value-type="float" office:value="229734.15" table:style-name="ce17">
            <text:p>229.734<text:s/></text:p>
          </table:table-cell>
          <table:table-cell office:value-type="float" office:value="2615864554.2600002" table:style-name="ce18">
            <text:p>2.615.864.55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811777.29999999993" table:style-name="ce17">
            <text:p>811.777<text:s/></text:p>
          </table:table-cell>
          <table:table-cell office:value-type="float" office:value="2066146.7600000002" table:style-name="ce17">
            <text:p>2.066.147<text:s/></text:p>
          </table:table-cell>
          <table:table-cell office:value-type="float" office:value="5840389.1500000004" table:style-name="ce17">
            <text:p>5.840.389<text:s/></text:p>
          </table:table-cell>
          <table:table-cell office:value-type="float" office:value="272466.64" table:style-name="ce17">
            <text:p>272.467<text:s/></text:p>
          </table:table-cell>
          <table:table-cell office:value-type="float" office:value="15294061.440000001" table:style-name="ce17">
            <text:p>15.294.061<text:s/></text:p>
          </table:table-cell>
          <table:table-cell office:value-type="float" office:value="12879532.869999999" table:style-name="ce17">
            <text:p>12.879.533<text:s/></text:p>
          </table:table-cell>
          <table:table-cell office:value-type="float" office:value="178329472.20000002" table:style-name="ce17">
            <text:p>178.329.472<text:s/></text:p>
          </table:table-cell>
          <table:table-cell office:value-type="float" office:value="7074053.0699999994" table:style-name="ce17">
            <text:p>7.074.053<text:s/></text:p>
          </table:table-cell>
          <table:table-cell office:value-type="float" office:value="7200135.8800000008" table:style-name="ce17">
            <text:p>7.200.136<text:s/></text:p>
          </table:table-cell>
          <table:table-cell office:value-type="float" office:value="2991084.43" table:style-name="ce17">
            <text:p>2.991.084<text:s/></text:p>
          </table:table-cell>
          <table:table-cell office:value-type="float" office:value="38570840.82" table:style-name="ce17">
            <text:p>38.570.841<text:s/></text:p>
          </table:table-cell>
          <table:table-cell office:value-type="float" office:value="3151578.1599999997" table:style-name="ce17">
            <text:p>3.151.578<text:s/></text:p>
          </table:table-cell>
          <table:table-cell office:value-type="float" office:value="3758217.21" table:style-name="ce17">
            <text:p>3.758.217<text:s/></text:p>
          </table:table-cell>
          <table:table-cell office:value-type="float" office:value="4293116.1899999995" table:style-name="ce17">
            <text:p>4.293.116<text:s/></text:p>
          </table:table-cell>
          <table:table-cell office:value-type="float" office:value="2068322.5699999998" table:style-name="ce17">
            <text:p>2.068.323<text:s/></text:p>
          </table:table-cell>
          <table:table-cell office:value-type="float" office:value="8669403.1400000006" table:style-name="ce17">
            <text:p>8.669.403<text:s/></text:p>
          </table:table-cell>
          <table:table-cell office:value-type="float" office:value="1953291.0899999999" table:style-name="ce17">
            <text:p>1.953.291<text:s/></text:p>
          </table:table-cell>
          <table:table-cell office:value-type="float" office:value="24796156.740000002" table:style-name="ce17">
            <text:p>24.796.157<text:s/></text:p>
          </table:table-cell>
          <table:table-cell office:value-type="float" office:value="133958336.92999999" table:style-name="ce17">
            <text:p>133.958.337<text:s/></text:p>
          </table:table-cell>
          <table:table-cell office:value-type="float" office:value="2043744.69" table:style-name="ce17">
            <text:p>2.043.745<text:s/></text:p>
          </table:table-cell>
          <table:table-cell office:value-type="float" office:value="1678102.81" table:style-name="ce17">
            <text:p>1.678.103<text:s/></text:p>
          </table:table-cell>
          <table:table-cell office:value-type="float" office:value="408942.38" table:style-name="ce17">
            <text:p>408.942<text:s/></text:p>
          </table:table-cell>
          <table:table-cell office:value-type="float" office:value="36788036.339999996" table:style-name="ce17">
            <text:p>36.788.036<text:s/></text:p>
          </table:table-cell>
          <table:table-cell office:value-type="float" office:value="17022174.48" table:style-name="ce17">
            <text:p>17.022.174<text:s/></text:p>
          </table:table-cell>
          <table:table-cell office:value-type="float" office:value="2070979.87" table:style-name="ce17">
            <text:p>2.070.980<text:s/></text:p>
          </table:table-cell>
          <table:table-cell office:value-type="float" office:value="515525536.55000001" table:style-name="ce17">
            <text:p>515.525.537<text:s/></text:p>
          </table:table-cell>
          <table:table-cell office:value-type="float" office:value="599491.61" table:style-name="ce17">
            <text:p>599.492<text:s/></text:p>
          </table:table-cell>
          <table:table-cell office:value-type="float" office:value="1030115391.3200001" table:style-name="ce18">
            <text:p>1.030.115.39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466533.71" table:style-name="ce17">
            <text:p>466.534<text:s/></text:p>
          </table:table-cell>
          <table:table-cell office:value-type="float" office:value="883430.45" table:style-name="ce17">
            <text:p>883.430<text:s/></text:p>
          </table:table-cell>
          <table:table-cell office:value-type="float" office:value="4230772.29" table:style-name="ce17">
            <text:p>4.230.772<text:s/></text:p>
          </table:table-cell>
          <table:table-cell office:value-type="float" office:value="228481.67" table:style-name="ce17">
            <text:p>228.482<text:s/></text:p>
          </table:table-cell>
          <table:table-cell office:value-type="float" office:value="4249251.9000000004" table:style-name="ce17">
            <text:p>4.249.252<text:s/></text:p>
          </table:table-cell>
          <table:table-cell office:value-type="float" office:value="3713107.08" table:style-name="ce17">
            <text:p>3.713.107<text:s/></text:p>
          </table:table-cell>
          <table:table-cell office:value-type="float" office:value="648490515.27999997" table:style-name="ce17">
            <text:p>648.490.515<text:s/></text:p>
          </table:table-cell>
          <table:table-cell office:value-type="float" office:value="17189594.800000001" table:style-name="ce17">
            <text:p>17.189.595<text:s/></text:p>
          </table:table-cell>
          <table:table-cell office:value-type="float" office:value="12064410.35" table:style-name="ce17">
            <text:p>12.064.410<text:s/></text:p>
          </table:table-cell>
          <table:table-cell office:value-type="float" office:value="551300.15" table:style-name="ce17">
            <text:p>551.300<text:s/></text:p>
          </table:table-cell>
          <table:table-cell office:value-type="float" office:value="101201969.19" table:style-name="ce17">
            <text:p>101.201.969<text:s/></text:p>
          </table:table-cell>
          <table:table-cell office:value-type="float" office:value="6883660.2400000002" table:style-name="ce17">
            <text:p>6.883.660<text:s/></text:p>
          </table:table-cell>
          <table:table-cell office:value-type="float" office:value="16105344.02" table:style-name="ce17">
            <text:p>16.105.344<text:s/></text:p>
          </table:table-cell>
          <table:table-cell office:value-type="float" office:value="21006616.899999999" table:style-name="ce17">
            <text:p>21.006.617<text:s/></text:p>
          </table:table-cell>
          <table:table-cell office:value-type="float" office:value="2261347.69" table:style-name="ce17">
            <text:p>2.261.348<text:s/></text:p>
          </table:table-cell>
          <table:table-cell office:value-type="float" office:value="5080444.58" table:style-name="ce17">
            <text:p>5.080.445<text:s/></text:p>
          </table:table-cell>
          <table:table-cell office:value-type="float" office:value="223340.03" table:style-name="ce17">
            <text:p>223.340<text:s/></text:p>
          </table:table-cell>
          <table:table-cell office:value-type="float" office:value="87367904.420000002" table:style-name="ce17">
            <text:p>87.367.904<text:s/></text:p>
          </table:table-cell>
          <table:table-cell office:value-type="float" office:value="116796474.29000001" table:style-name="ce17">
            <text:p>116.796.474<text:s/></text:p>
          </table:table-cell>
          <table:table-cell office:value-type="float" office:value="1336140.19" table:style-name="ce17">
            <text:p>1.336.140<text:s/></text:p>
          </table:table-cell>
          <table:table-cell office:value-type="float" office:value="7794749.7999999998" table:style-name="ce17">
            <text:p>7.794.750<text:s/></text:p>
          </table:table-cell>
          <table:table-cell office:value-type="float" office:value="29016.41" table:style-name="ce17">
            <text:p>29.016<text:s/></text:p>
          </table:table-cell>
          <table:table-cell office:value-type="float" office:value="107581861.03" table:style-name="ce17">
            <text:p>107.581.861<text:s/></text:p>
          </table:table-cell>
          <table:table-cell office:value-type="float" office:value="34863476.020000003" table:style-name="ce17">
            <text:p>34.863.476<text:s/></text:p>
          </table:table-cell>
          <table:table-cell office:value-type="float" office:value="4567159.54" table:style-name="ce17">
            <text:p>4.567.160<text:s/></text:p>
          </table:table-cell>
          <table:table-cell office:value-type="float" office:value="2582273510.8400002" table:style-name="ce17">
            <text:p>2.582.273.511<text:s/></text:p>
          </table:table-cell>
          <table:table-cell office:value-type="float" office:value="273345.74" table:style-name="ce17">
            <text:p>273.346<text:s/></text:p>
          </table:table-cell>
          <table:table-cell office:value-type="float" office:value="3787713758.6099997" table:style-name="ce18">
            <text:p>3.787.713.75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95440.9" table:style-name="ce17">
            <text:p>95.441<text:s/></text:p>
          </table:table-cell>
          <table:table-cell office:value-type="float" office:value="205711.56" table:style-name="ce17">
            <text:p>205.712<text:s/></text:p>
          </table:table-cell>
          <table:table-cell office:value-type="float" office:value="73500.97" table:style-name="ce17">
            <text:p>73.501<text:s/></text:p>
          </table:table-cell>
          <table:table-cell office:value-type="float" office:value="5713.16" table:style-name="ce17">
            <text:p>5.713<text:s/></text:p>
          </table:table-cell>
          <table:table-cell office:value-type="float" office:value="1125227.8899999999" table:style-name="ce17">
            <text:p>1.125.228<text:s/></text:p>
          </table:table-cell>
          <table:table-cell office:value-type="float" office:value="79206.39" table:style-name="ce17">
            <text:p>79.206<text:s/></text:p>
          </table:table-cell>
          <table:table-cell office:value-type="float" office:value="123653.38" table:style-name="ce17">
            <text:p>123.653<text:s/></text:p>
          </table:table-cell>
          <table:table-cell office:value-type="float" office:value="76040.789999999994" table:style-name="ce17">
            <text:p>76.041<text:s/></text:p>
          </table:table-cell>
          <table:table-cell office:value-type="float" office:value="2703685.24" table:style-name="ce17">
            <text:p>2.703.685<text:s/></text:p>
          </table:table-cell>
          <table:table-cell office:value-type="float" office:value="150215.69" table:style-name="ce17">
            <text:p>150.216<text:s/></text:p>
          </table:table-cell>
          <table:table-cell office:value-type="float" office:value="2571334.0699999998" table:style-name="ce17">
            <text:p>2.571.334<text:s/></text:p>
          </table:table-cell>
          <table:table-cell office:value-type="float" office:value="3920559.03" table:style-name="ce17">
            <text:p>3.920.559<text:s/></text:p>
          </table:table-cell>
          <table:table-cell office:value-type="float" office:value="3740643.75" table:style-name="ce17">
            <text:p>3.740.644<text:s/></text:p>
          </table:table-cell>
          <table:table-cell office:value-type="float" office:value="492283.62" table:style-name="ce17">
            <text:p>492.284<text:s/></text:p>
          </table:table-cell>
          <table:table-cell office:value-type="float" office:value="279458.53999999998" table:style-name="ce17">
            <text:p>279.459<text:s/></text:p>
          </table:table-cell>
          <table:table-cell office:value-type="float" office:value="194135.43" table:style-name="ce17">
            <text:p>194.135<text:s/></text:p>
          </table:table-cell>
          <table:table-cell office:value-type="float" office:value="773354.82" table:style-name="ce17">
            <text:p>773.355<text:s/></text:p>
          </table:table-cell>
          <table:table-cell office:value-type="float" office:value="1880081.53" table:style-name="ce17">
            <text:p>1.880.082<text:s/></text:p>
          </table:table-cell>
          <table:table-cell office:value-type="float" office:value="270804.32" table:style-name="ce17">
            <text:p>270.804<text:s/></text:p>
          </table:table-cell>
          <table:table-cell office:value-type="float" office:value="77085.25" table:style-name="ce17">
            <text:p>77.085<text:s/></text:p>
          </table:table-cell>
          <table:table-cell office:value-type="float" office:value="136019.21" table:style-name="ce17">
            <text:p>136.019<text:s/></text:p>
          </table:table-cell>
          <table:table-cell office:value-type="float" office:value="56762.09" table:style-name="ce17">
            <text:p>56.762<text:s/></text:p>
          </table:table-cell>
          <table:table-cell office:value-type="float" office:value="1442332.34" table:style-name="ce17">
            <text:p>1.442.332<text:s/></text:p>
          </table:table-cell>
          <table:table-cell office:value-type="float" office:value="550850.52" table:style-name="ce17">
            <text:p>550.851<text:s/></text:p>
          </table:table-cell>
          <table:table-cell office:value-type="float" office:value="38000.93" table:style-name="ce17">
            <text:p>38.001<text:s/></text:p>
          </table:table-cell>
          <table:table-cell office:value-type="float" office:value="4463108.9800000004" table:style-name="ce17">
            <text:p>4.463.109<text:s/></text:p>
          </table:table-cell>
          <table:table-cell office:value-type="float" office:value="589329.05000000005" table:style-name="ce17">
            <text:p>589.329<text:s/></text:p>
          </table:table-cell>
          <table:table-cell office:value-type="float" office:value="26114539.449999999" table:style-name="ce18">
            <text:p>26.114.5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0844535.92" table:style-name="ce17">
            <text:p>10.844.536<text:s/></text:p>
          </table:table-cell>
          <table:table-cell office:value-type="float" office:value="64122211.770000003" table:style-name="ce17">
            <text:p>64.122.212<text:s/></text:p>
          </table:table-cell>
          <table:table-cell office:value-type="float" office:value="350896998" table:style-name="ce17">
            <text:p>350.896.998<text:s/></text:p>
          </table:table-cell>
          <table:table-cell office:value-type="float" office:value="9734368.0999999996" table:style-name="ce17">
            <text:p>9.734.368<text:s/></text:p>
          </table:table-cell>
          <table:table-cell office:value-type="float" office:value="458528435.25" table:style-name="ce17">
            <text:p>458.528.435<text:s/></text:p>
          </table:table-cell>
          <table:table-cell office:value-type="float" office:value="333878774.29000002" table:style-name="ce17">
            <text:p>333.878.774<text:s/></text:p>
          </table:table-cell>
          <table:table-cell office:value-type="float" office:value="748877280.91999996" table:style-name="ce17">
            <text:p>748.877.281<text:s/></text:p>
          </table:table-cell>
          <table:table-cell office:value-type="float" office:value="330020770.00999999" table:style-name="ce17">
            <text:p>330.020.770<text:s/></text:p>
          </table:table-cell>
          <table:table-cell office:value-type="float" office:value="267541905.59" table:style-name="ce17">
            <text:p>267.541.906<text:s/></text:p>
          </table:table-cell>
          <table:table-cell office:value-type="float" office:value="176226670.19" table:style-name="ce17">
            <text:p>176.226.670<text:s/></text:p>
          </table:table-cell>
          <table:table-cell office:value-type="float" office:value="978582379.10000002" table:style-name="ce17">
            <text:p>978.582.379<text:s/></text:p>
          </table:table-cell>
          <table:table-cell office:value-type="float" office:value="91617741.739999995" table:style-name="ce17">
            <text:p>91.617.742<text:s/></text:p>
          </table:table-cell>
          <table:table-cell office:value-type="float" office:value="145680665.44999999" table:style-name="ce17">
            <text:p>145.680.665<text:s/></text:p>
          </table:table-cell>
          <table:table-cell office:value-type="float" office:value="166299047.74000001" table:style-name="ce17">
            <text:p>166.299.048<text:s/></text:p>
          </table:table-cell>
          <table:table-cell office:value-type="float" office:value="77559903.980000004" table:style-name="ce17">
            <text:p>77.559.904<text:s/></text:p>
          </table:table-cell>
          <table:table-cell office:value-type="float" office:value="406317581.31999999" table:style-name="ce17">
            <text:p>406.317.581<text:s/></text:p>
          </table:table-cell>
          <table:table-cell office:value-type="float" office:value="46311065.869999997" table:style-name="ce17">
            <text:p>46.311.066<text:s/></text:p>
          </table:table-cell>
          <table:table-cell office:value-type="float" office:value="1121874700.0999999" table:style-name="ce17">
            <text:p>1.121.874.700<text:s/></text:p>
          </table:table-cell>
          <table:table-cell office:value-type="float" office:value="3837482254.4000001" table:style-name="ce17">
            <text:p>3.837.482.254<text:s/></text:p>
          </table:table-cell>
          <table:table-cell office:value-type="float" office:value="87280728.200000003" table:style-name="ce17">
            <text:p>87.280.728<text:s/></text:p>
          </table:table-cell>
          <table:table-cell office:value-type="float" office:value="34604974.659999996" table:style-name="ce17">
            <text:p>34.604.975<text:s/></text:p>
          </table:table-cell>
          <table:table-cell office:value-type="float" office:value="10673051.029999999" table:style-name="ce17">
            <text:p>10.673.051<text:s/></text:p>
          </table:table-cell>
          <table:table-cell office:value-type="float" office:value="986971263.88" table:style-name="ce17">
            <text:p>986.971.264<text:s/></text:p>
          </table:table-cell>
          <table:table-cell office:value-type="float" office:value="1099988235.55" table:style-name="ce17">
            <text:p>1.099.988.236<text:s/></text:p>
          </table:table-cell>
          <table:table-cell office:value-type="float" office:value="44746418.450000003" table:style-name="ce17">
            <text:p>44.746.418<text:s/></text:p>
          </table:table-cell>
          <table:table-cell office:value-type="float" office:value="7773112886.3900003" table:style-name="ce17">
            <text:p>7.773.112.886<text:s/></text:p>
          </table:table-cell>
          <table:table-cell office:value-type="float" office:value="28086126.899999999" table:style-name="ce17">
            <text:p>28.086.127<text:s/></text:p>
          </table:table-cell>
          <table:table-cell office:value-type="float" office:value="19687860974.800003" table:style-name="ce18">
            <text:p>19.687.860.97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4744.68" table:style-name="ce17">
            <text:p>14.745<text:s/></text:p>
          </table:table-cell>
          <table:table-cell office:value-type="float" office:value="70513.16" table:style-name="ce17">
            <text:p>70.513<text:s/></text:p>
          </table:table-cell>
          <table:table-cell office:value-type="float" office:value="231758.79" table:style-name="ce17">
            <text:p>231.759<text:s/></text:p>
          </table:table-cell>
          <table:table-cell office:value-type="float" office:value="8154.48" table:style-name="ce17">
            <text:p>8.154<text:s/></text:p>
          </table:table-cell>
          <table:table-cell office:value-type="float" office:value="954967.99" table:style-name="ce17">
            <text:p>954.968<text:s/></text:p>
          </table:table-cell>
          <table:table-cell office:value-type="float" office:value="20751448.370000001" table:style-name="ce17">
            <text:p>20.751.448<text:s/></text:p>
          </table:table-cell>
          <table:table-cell office:value-type="float" office:value="242643110.40000001" table:style-name="ce17">
            <text:p>242.643.110<text:s/></text:p>
          </table:table-cell>
          <table:table-cell office:value-type="float" office:value="7732194.0899999999" table:style-name="ce17">
            <text:p>7.732.194<text:s/></text:p>
          </table:table-cell>
          <table:table-cell office:value-type="float" office:value="490281.75" table:style-name="ce17">
            <text:p>490.282<text:s/></text:p>
          </table:table-cell>
          <table:table-cell office:value-type="float" office:value="34145.769999999997" table:style-name="ce17">
            <text:p>34.146<text:s/></text:p>
          </table:table-cell>
          <table:table-cell office:value-type="float" office:value="35618363.350000001" table:style-name="ce17">
            <text:p>35.618.363<text:s/></text:p>
          </table:table-cell>
          <table:table-cell office:value-type="float" office:value="15359.07" table:style-name="ce17">
            <text:p>15.359<text:s/></text:p>
          </table:table-cell>
          <table:table-cell office:value-type="float" office:value="233182.04" table:style-name="ce17">
            <text:p>233.182<text:s/></text:p>
          </table:table-cell>
          <table:table-cell office:value-type="float" office:value="17538992.309999999" table:style-name="ce17">
            <text:p>17.538.992<text:s/></text:p>
          </table:table-cell>
          <table:table-cell office:value-type="float" office:value="21481.040000000001" table:style-name="ce17">
            <text:p>21.481<text:s/></text:p>
          </table:table-cell>
          <table:table-cell office:value-type="float" office:value="807615.39" table:style-name="ce17">
            <text:p>807.615<text:s/></text:p>
          </table:table-cell>
          <table:table-cell office:value-type="float" office:value="22784.12" table:style-name="ce17">
            <text:p>22.784<text:s/></text:p>
          </table:table-cell>
          <table:table-cell office:value-type="float" office:value="12938911.5" table:style-name="ce17">
            <text:p>12.938.912<text:s/></text:p>
          </table:table-cell>
          <table:table-cell office:value-type="float" office:value="157152718.93000001" table:style-name="ce17">
            <text:p>157.152.719<text:s/></text:p>
          </table:table-cell>
          <table:table-cell office:value-type="float" office:value="78857.47" table:style-name="ce17">
            <text:p>78.857<text:s/></text:p>
          </table:table-cell>
          <table:table-cell office:value-type="float" office:value="233099.98" table:style-name="ce17">
            <text:p>233.100<text:s/></text:p>
          </table:table-cell>
          <table:table-cell office:value-type="float" office:value="4822.7299999999996" table:style-name="ce17">
            <text:p>4.823<text:s/></text:p>
          </table:table-cell>
          <table:table-cell office:value-type="float" office:value="47443480.479999997" table:style-name="ce17">
            <text:p>47.443.480<text:s/></text:p>
          </table:table-cell>
          <table:table-cell office:value-type="float" office:value="1472590.27" table:style-name="ce17">
            <text:p>1.472.590<text:s/></text:p>
          </table:table-cell>
          <table:table-cell office:value-type="float" office:value="1950005.76" table:style-name="ce17">
            <text:p>1.950.006<text:s/></text:p>
          </table:table-cell>
          <table:table-cell office:value-type="float" office:value="793217128.85000002" table:style-name="ce17">
            <text:p>793.217.129<text:s/></text:p>
          </table:table-cell>
          <table:table-cell office:value-type="float" office:value="24948.38" table:style-name="ce17">
            <text:p>24.948<text:s/></text:p>
          </table:table-cell>
          <table:table-cell office:value-type="float" office:value="1341705661.1500001" table:style-name="ce18">
            <text:p>1.341.705.6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0829791.24" table:style-name="ce17">
            <text:p>10.829.791<text:s/></text:p>
          </table:table-cell>
          <table:table-cell office:value-type="float" office:value="64051698.609999999" table:style-name="ce17">
            <text:p>64.051.699<text:s/></text:p>
          </table:table-cell>
          <table:table-cell office:value-type="float" office:value="350665239.21000004" table:style-name="ce17">
            <text:p>350.665.239<text:s/></text:p>
          </table:table-cell>
          <table:table-cell office:value-type="float" office:value="9726213.620000001" table:style-name="ce17">
            <text:p>9.726.214<text:s/></text:p>
          </table:table-cell>
          <table:table-cell office:value-type="float" office:value="457573467.25999999" table:style-name="ce17">
            <text:p>457.573.467<text:s/></text:p>
          </table:table-cell>
          <table:table-cell office:value-type="float" office:value="313127325.92000002" table:style-name="ce17">
            <text:p>313.127.326<text:s/></text:p>
          </table:table-cell>
          <table:table-cell office:value-type="float" office:value="506234170.51999992" table:style-name="ce17">
            <text:p>506.234.171<text:s/></text:p>
          </table:table-cell>
          <table:table-cell office:value-type="float" office:value="322288575.92000002" table:style-name="ce17">
            <text:p>322.288.576<text:s/></text:p>
          </table:table-cell>
          <table:table-cell office:value-type="float" office:value="267051623.84000003" table:style-name="ce17">
            <text:p>267.051.624<text:s/></text:p>
          </table:table-cell>
          <table:table-cell office:value-type="float" office:value="176192524.42000002" table:style-name="ce17">
            <text:p>176.192.524<text:s/></text:p>
          </table:table-cell>
          <table:table-cell office:value-type="float" office:value="942964015.75" table:style-name="ce17">
            <text:p>942.964.016<text:s/></text:p>
          </table:table-cell>
          <table:table-cell office:value-type="float" office:value="91602382.670000002" table:style-name="ce17">
            <text:p>91.602.383<text:s/></text:p>
          </table:table-cell>
          <table:table-cell office:value-type="float" office:value="145447483.41000003" table:style-name="ce17">
            <text:p>145.447.483<text:s/></text:p>
          </table:table-cell>
          <table:table-cell office:value-type="float" office:value="148760055.43000001" table:style-name="ce17">
            <text:p>148.760.055<text:s/></text:p>
          </table:table-cell>
          <table:table-cell office:value-type="float" office:value="77538422.939999998" table:style-name="ce17">
            <text:p>77.538.423<text:s/></text:p>
          </table:table-cell>
          <table:table-cell office:value-type="float" office:value="405509965.93000001" table:style-name="ce17">
            <text:p>405.509.966<text:s/></text:p>
          </table:table-cell>
          <table:table-cell office:value-type="float" office:value="46288281.75" table:style-name="ce17">
            <text:p>46.288.282<text:s/></text:p>
          </table:table-cell>
          <table:table-cell office:value-type="float" office:value="1108935788.5999999" table:style-name="ce17">
            <text:p>1.108.935.789<text:s/></text:p>
          </table:table-cell>
          <table:table-cell office:value-type="float" office:value="3680329535.4699998" table:style-name="ce17">
            <text:p>3.680.329.535<text:s/></text:p>
          </table:table-cell>
          <table:table-cell office:value-type="float" office:value="87201870.730000004" table:style-name="ce17">
            <text:p>87.201.871<text:s/></text:p>
          </table:table-cell>
          <table:table-cell office:value-type="float" office:value="34371874.68" table:style-name="ce17">
            <text:p>34.371.875<text:s/></text:p>
          </table:table-cell>
          <table:table-cell office:value-type="float" office:value="10668228.300000001" table:style-name="ce17">
            <text:p>10.668.228<text:s/></text:p>
          </table:table-cell>
          <table:table-cell office:value-type="float" office:value="939527783.39999998" table:style-name="ce17">
            <text:p>939.527.783<text:s/></text:p>
          </table:table-cell>
          <table:table-cell office:value-type="float" office:value="1098515645.28" table:style-name="ce17">
            <text:p>1.098.515.645<text:s/></text:p>
          </table:table-cell>
          <table:table-cell office:value-type="float" office:value="42796412.689999998" table:style-name="ce17">
            <text:p>42.796.413<text:s/></text:p>
          </table:table-cell>
          <table:table-cell office:value-type="float" office:value="6979895757.54" table:style-name="ce17">
            <text:p>6.979.895.758<text:s/></text:p>
          </table:table-cell>
          <table:table-cell office:value-type="float" office:value="28061178.520000003" table:style-name="ce17">
            <text:p>28.061.179<text:s/></text:p>
          </table:table-cell>
          <table:table-cell office:value-type="float" office:value="18346155313.650002" table:style-name="ce18">
            <text:p>18.346.155.31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5369368.8700000001" table:style-name="ce17">
            <text:p>5.369.369<text:s/></text:p>
          </table:table-cell>
          <table:table-cell office:value-type="float" office:value="21832513.739999998" table:style-name="ce17">
            <text:p>21.832.514<text:s/></text:p>
          </table:table-cell>
          <table:table-cell office:value-type="float" office:value="94210554.239999995" table:style-name="ce17">
            <text:p>94.210.554<text:s/></text:p>
          </table:table-cell>
          <table:table-cell office:value-type="float" office:value="4113454.71" table:style-name="ce17">
            <text:p>4.113.455<text:s/></text:p>
          </table:table-cell>
          <table:table-cell office:value-type="float" office:value="136919239.38" table:style-name="ce17">
            <text:p>136.919.239<text:s/></text:p>
          </table:table-cell>
          <table:table-cell office:value-type="float" office:value="98075158.159999996" table:style-name="ce17">
            <text:p>98.075.158<text:s/></text:p>
          </table:table-cell>
          <table:table-cell office:value-type="float" office:value="373187874.83999997" table:style-name="ce17">
            <text:p>373.187.875<text:s/></text:p>
          </table:table-cell>
          <table:table-cell office:value-type="float" office:value="94899279.969999999" table:style-name="ce17">
            <text:p>94.899.280<text:s/></text:p>
          </table:table-cell>
          <table:table-cell office:value-type="float" office:value="94630302.879999995" table:style-name="ce17">
            <text:p>94.630.303<text:s/></text:p>
          </table:table-cell>
          <table:table-cell office:value-type="float" office:value="60273147.210000001" table:style-name="ce17">
            <text:p>60.273.147<text:s/></text:p>
          </table:table-cell>
          <table:table-cell office:value-type="float" office:value="336548217.86000001" table:style-name="ce17">
            <text:p>336.548.218<text:s/></text:p>
          </table:table-cell>
          <table:table-cell office:value-type="float" office:value="39383061.460000001" table:style-name="ce17">
            <text:p>39.383.061<text:s/></text:p>
          </table:table-cell>
          <table:table-cell office:value-type="float" office:value="53256102.030000001" table:style-name="ce17">
            <text:p>53.256.102<text:s/></text:p>
          </table:table-cell>
          <table:table-cell office:value-type="float" office:value="63406303.189999998" table:style-name="ce17">
            <text:p>63.406.303<text:s/></text:p>
          </table:table-cell>
          <table:table-cell office:value-type="float" office:value="28527654.789999999" table:style-name="ce17">
            <text:p>28.527.655<text:s/></text:p>
          </table:table-cell>
          <table:table-cell office:value-type="float" office:value="123598101.79000001" table:style-name="ce17">
            <text:p>123.598.102<text:s/></text:p>
          </table:table-cell>
          <table:table-cell office:value-type="float" office:value="19290993.780000001" table:style-name="ce17">
            <text:p>19.290.994<text:s/></text:p>
          </table:table-cell>
          <table:table-cell office:value-type="float" office:value="315119109" table:style-name="ce17">
            <text:p>315.119.109<text:s/></text:p>
          </table:table-cell>
          <table:table-cell office:value-type="float" office:value="941019134.64999998" table:style-name="ce17">
            <text:p>941.019.135<text:s/></text:p>
          </table:table-cell>
          <table:table-cell office:value-type="float" office:value="33363039.899999999" table:style-name="ce17">
            <text:p>33.363.040<text:s/></text:p>
          </table:table-cell>
          <table:table-cell office:value-type="float" office:value="14973586.5" table:style-name="ce17">
            <text:p>14.973.587<text:s/></text:p>
          </table:table-cell>
          <table:table-cell office:value-type="float" office:value="6562501.2699999996" table:style-name="ce17">
            <text:p>6.562.501<text:s/></text:p>
          </table:table-cell>
          <table:table-cell office:value-type="float" office:value="283948454.50999999" table:style-name="ce17">
            <text:p>283.948.455<text:s/></text:p>
          </table:table-cell>
          <table:table-cell office:value-type="float" office:value="283728464.54000002" table:style-name="ce17">
            <text:p>283.728.465<text:s/></text:p>
          </table:table-cell>
          <table:table-cell office:value-type="float" office:value="19390531.07" table:style-name="ce17">
            <text:p>19.390.531<text:s/></text:p>
          </table:table-cell>
          <table:table-cell office:value-type="float" office:value="1989819645.9100001" table:style-name="ce17">
            <text:p>1.989.819.646<text:s/></text:p>
          </table:table-cell>
          <table:table-cell office:value-type="float" office:value="12728167.68" table:style-name="ce17">
            <text:p>12.728.168<text:s/></text:p>
          </table:table-cell>
          <table:table-cell office:value-type="float" office:value="5548173963.9300013" table:style-name="ce18">
            <text:p>5.548.173.96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2383.2600000000002" table:style-name="ce17">
            <text:p>2.383<text:s/></text:p>
          </table:table-cell>
          <table:table-cell office:value-type="float" office:value="11961.37" table:style-name="ce17">
            <text:p>11.961<text:s/></text:p>
          </table:table-cell>
          <table:table-cell office:value-type="float" office:value="37603.99" table:style-name="ce17">
            <text:p>37.604<text:s/></text:p>
          </table:table-cell>
          <table:table-cell office:value-type="float" office:value="1325.1" table:style-name="ce17">
            <text:p>1.325<text:s/></text:p>
          </table:table-cell>
          <table:table-cell office:value-type="float" office:value="154223.76999999999" table:style-name="ce17">
            <text:p>154.224<text:s/></text:p>
          </table:table-cell>
          <table:table-cell office:value-type="float" office:value="3650713.46" table:style-name="ce17">
            <text:p>3.650.713<text:s/></text:p>
          </table:table-cell>
          <table:table-cell office:value-type="float" office:value="41143510.869999997" table:style-name="ce17">
            <text:p>41.143.511<text:s/></text:p>
          </table:table-cell>
          <table:table-cell office:value-type="float" office:value="1307210.67" table:style-name="ce17">
            <text:p>1.307.211<text:s/></text:p>
          </table:table-cell>
          <table:table-cell office:value-type="float" office:value="78009.48" table:style-name="ce17">
            <text:p>78.009<text:s/></text:p>
          </table:table-cell>
          <table:table-cell office:value-type="float" office:value="5502.76" table:style-name="ce17">
            <text:p>5.503<text:s/></text:p>
          </table:table-cell>
          <table:table-cell office:value-type="float" office:value="5786586.71" table:style-name="ce17">
            <text:p>5.786.587<text:s/></text:p>
          </table:table-cell>
          <table:table-cell office:value-type="float" office:value="2615.36" table:style-name="ce17">
            <text:p>2.615<text:s/></text:p>
          </table:table-cell>
          <table:table-cell office:value-type="float" office:value="39442.75" table:style-name="ce17">
            <text:p>39.443<text:s/></text:p>
          </table:table-cell>
          <table:table-cell office:value-type="float" office:value="2859317.53" table:style-name="ce17">
            <text:p>2.859.318<text:s/></text:p>
          </table:table-cell>
          <table:table-cell office:value-type="float" office:value="4730.1499999999996" table:style-name="ce17">
            <text:p>4.730<text:s/></text:p>
          </table:table-cell>
          <table:table-cell office:value-type="float" office:value="133084.47" table:style-name="ce17">
            <text:p>133.084<text:s/></text:p>
          </table:table-cell>
          <table:table-cell office:value-type="float" office:value="5647.72" table:style-name="ce17">
            <text:p>5.648<text:s/></text:p>
          </table:table-cell>
          <table:table-cell office:value-type="float" office:value="2109755.89" table:style-name="ce17">
            <text:p>2.109.756<text:s/></text:p>
          </table:table-cell>
          <table:table-cell office:value-type="float" office:value="25477111.77" table:style-name="ce17">
            <text:p>25.477.112<text:s/></text:p>
          </table:table-cell>
          <table:table-cell office:value-type="float" office:value="12906.43" table:style-name="ce17">
            <text:p>12.906<text:s/></text:p>
          </table:table-cell>
          <table:table-cell office:value-type="float" office:value="35260.5" table:style-name="ce17">
            <text:p>35.261<text:s/></text:p>
          </table:table-cell>
          <table:table-cell office:value-type="float" office:value="779.73" table:style-name="ce17">
            <text:p>780<text:s/></text:p>
          </table:table-cell>
          <table:table-cell office:value-type="float" office:value="7686977.5199999996" table:style-name="ce17">
            <text:p>7.686.978<text:s/></text:p>
          </table:table-cell>
          <table:table-cell office:value-type="float" office:value="248503.12" table:style-name="ce17">
            <text:p>248.503<text:s/></text:p>
          </table:table-cell>
          <table:table-cell office:value-type="float" office:value="327467.53000000003" table:style-name="ce17">
            <text:p>327.468<text:s/></text:p>
          </table:table-cell>
          <table:table-cell office:value-type="float" office:value="125759639.47" table:style-name="ce17">
            <text:p>125.759.639<text:s/></text:p>
          </table:table-cell>
          <table:table-cell office:value-type="float" office:value="4385.45" table:style-name="ce17">
            <text:p>4.385<text:s/></text:p>
          </table:table-cell>
          <table:table-cell office:value-type="float" office:value="216886656.82999998" table:style-name="ce18">
            <text:p>216.886.6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5366985.6100000003" table:style-name="ce17">
            <text:p>5.366.986<text:s/></text:p>
          </table:table-cell>
          <table:table-cell office:value-type="float" office:value="21820552.369999997" table:style-name="ce17">
            <text:p>21.820.552<text:s/></text:p>
          </table:table-cell>
          <table:table-cell office:value-type="float" office:value="94172950.25" table:style-name="ce17">
            <text:p>94.172.950<text:s/></text:p>
          </table:table-cell>
          <table:table-cell office:value-type="float" office:value="4112129.6100000003" table:style-name="ce17">
            <text:p>4.112.130<text:s/></text:p>
          </table:table-cell>
          <table:table-cell office:value-type="float" office:value="136765015.61000001" table:style-name="ce17">
            <text:p>136.765.016<text:s/></text:p>
          </table:table-cell>
          <table:table-cell office:value-type="float" office:value="94424444.700000018" table:style-name="ce17">
            <text:p>94.424.445<text:s/></text:p>
          </table:table-cell>
          <table:table-cell office:value-type="float" office:value="332044363.97000003" table:style-name="ce17">
            <text:p>332.044.364<text:s/></text:p>
          </table:table-cell>
          <table:table-cell office:value-type="float" office:value="93592069.299999997" table:style-name="ce17">
            <text:p>93.592.069<text:s/></text:p>
          </table:table-cell>
          <table:table-cell office:value-type="float" office:value="94552293.399999991" table:style-name="ce17">
            <text:p>94.552.293<text:s/></text:p>
          </table:table-cell>
          <table:table-cell office:value-type="float" office:value="60267644.449999996" table:style-name="ce17">
            <text:p>60.267.644<text:s/></text:p>
          </table:table-cell>
          <table:table-cell office:value-type="float" office:value="330761631.15000004" table:style-name="ce17">
            <text:p>330.761.631<text:s/></text:p>
          </table:table-cell>
          <table:table-cell office:value-type="float" office:value="39380446.099999994" table:style-name="ce17">
            <text:p>39.380.446<text:s/></text:p>
          </table:table-cell>
          <table:table-cell office:value-type="float" office:value="53216659.279999994" table:style-name="ce17">
            <text:p>53.216.659<text:s/></text:p>
          </table:table-cell>
          <table:table-cell office:value-type="float" office:value="60546985.660000004" table:style-name="ce17">
            <text:p>60.546.986<text:s/></text:p>
          </table:table-cell>
          <table:table-cell office:value-type="float" office:value="28522924.640000001" table:style-name="ce17">
            <text:p>28.522.925<text:s/></text:p>
          </table:table-cell>
          <table:table-cell office:value-type="float" office:value="123465017.31999999" table:style-name="ce17">
            <text:p>123.465.017<text:s/></text:p>
          </table:table-cell>
          <table:table-cell office:value-type="float" office:value="19285346.059999999" table:style-name="ce17">
            <text:p>19.285.346<text:s/></text:p>
          </table:table-cell>
          <table:table-cell office:value-type="float" office:value="313009353.10999995" table:style-name="ce17">
            <text:p>313.009.353<text:s/></text:p>
          </table:table-cell>
          <table:table-cell office:value-type="float" office:value="915542022.87999988" table:style-name="ce17">
            <text:p>915.542.023<text:s/></text:p>
          </table:table-cell>
          <table:table-cell office:value-type="float" office:value="33350133.469999999" table:style-name="ce17">
            <text:p>33.350.133<text:s/></text:p>
          </table:table-cell>
          <table:table-cell office:value-type="float" office:value="14938326" table:style-name="ce17">
            <text:p>14.938.326<text:s/></text:p>
          </table:table-cell>
          <table:table-cell office:value-type="float" office:value="6561721.54" table:style-name="ce17">
            <text:p>6.561.722<text:s/></text:p>
          </table:table-cell>
          <table:table-cell office:value-type="float" office:value="276261476.99000001" table:style-name="ce17">
            <text:p>276.261.477<text:s/></text:p>
          </table:table-cell>
          <table:table-cell office:value-type="float" office:value="283479961.42000002" table:style-name="ce17">
            <text:p>283.479.961<text:s/></text:p>
          </table:table-cell>
          <table:table-cell office:value-type="float" office:value="19063063.539999999" table:style-name="ce17">
            <text:p>19.063.064<text:s/></text:p>
          </table:table-cell>
          <table:table-cell office:value-type="float" office:value="1864060006.4400001" table:style-name="ce17">
            <text:p>1.864.060.006<text:s/></text:p>
          </table:table-cell>
          <table:table-cell office:value-type="float" office:value="12723782.229999999" table:style-name="ce17">
            <text:p>12.723.782<text:s/></text:p>
          </table:table-cell>
          <table:table-cell office:value-type="float" office:value="5331287307.0999985" table:style-name="ce18">
            <text:p>5.331.287.3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952672.05" table:style-name="ce17">
            <text:p>3.952.672<text:s/></text:p>
          </table:table-cell>
          <table:table-cell office:value-type="float" office:value="15213118.25" table:style-name="ce17">
            <text:p>15.213.118<text:s/></text:p>
          </table:table-cell>
          <table:table-cell office:value-type="float" office:value="116535088.39" table:style-name="ce17">
            <text:p>116.535.088<text:s/></text:p>
          </table:table-cell>
          <table:table-cell office:value-type="float" office:value="3047231.16" table:style-name="ce17">
            <text:p>3.047.231<text:s/></text:p>
          </table:table-cell>
          <table:table-cell office:value-type="float" office:value="105667322.2" table:style-name="ce17">
            <text:p>105.667.322<text:s/></text:p>
          </table:table-cell>
          <table:table-cell office:value-type="float" office:value="88673777.590000004" table:style-name="ce17">
            <text:p>88.673.778<text:s/></text:p>
          </table:table-cell>
          <table:table-cell office:value-type="float" office:value="243196114.11000001" table:style-name="ce17">
            <text:p>243.196.114<text:s/></text:p>
          </table:table-cell>
          <table:table-cell office:value-type="float" office:value="86168893" table:style-name="ce17">
            <text:p>86.168.893<text:s/></text:p>
          </table:table-cell>
          <table:table-cell office:value-type="float" office:value="78006675.530000001" table:style-name="ce17">
            <text:p>78.006.676<text:s/></text:p>
          </table:table-cell>
          <table:table-cell office:value-type="float" office:value="28771340.280000001" table:style-name="ce17">
            <text:p>28.771.340<text:s/></text:p>
          </table:table-cell>
          <table:table-cell office:value-type="float" office:value="310798387.36000001" table:style-name="ce17">
            <text:p>310.798.387<text:s/></text:p>
          </table:table-cell>
          <table:table-cell office:value-type="float" office:value="30977112.739999998" table:style-name="ce17">
            <text:p>30.977.113<text:s/></text:p>
          </table:table-cell>
          <table:table-cell office:value-type="float" office:value="66264172.450000003" table:style-name="ce17">
            <text:p>66.264.172<text:s/></text:p>
          </table:table-cell>
          <table:table-cell office:value-type="float" office:value="47537567.170000002" table:style-name="ce17">
            <text:p>47.537.567<text:s/></text:p>
          </table:table-cell>
          <table:table-cell office:value-type="float" office:value="23669517.280000001" table:style-name="ce17">
            <text:p>23.669.517<text:s/></text:p>
          </table:table-cell>
          <table:table-cell office:value-type="float" office:value="92542957.480000004" table:style-name="ce17">
            <text:p>92.542.957<text:s/></text:p>
          </table:table-cell>
          <table:table-cell office:value-type="float" office:value="15732262.66" table:style-name="ce17">
            <text:p>15.732.263<text:s/></text:p>
          </table:table-cell>
          <table:table-cell office:value-type="float" office:value="230152048.86000001" table:style-name="ce17">
            <text:p>230.152.049<text:s/></text:p>
          </table:table-cell>
          <table:table-cell office:value-type="float" office:value="1109374129.71" table:style-name="ce17">
            <text:p>1.109.374.130<text:s/></text:p>
          </table:table-cell>
          <table:table-cell office:value-type="float" office:value="23917237.399999999" table:style-name="ce17">
            <text:p>23.917.237<text:s/></text:p>
          </table:table-cell>
          <table:table-cell office:value-type="float" office:value="9963476.6699999999" table:style-name="ce17">
            <text:p>9.963.477<text:s/></text:p>
          </table:table-cell>
          <table:table-cell office:value-type="float" office:value="4326207.9400000004" table:style-name="ce17">
            <text:p>4.326.208<text:s/></text:p>
          </table:table-cell>
          <table:table-cell office:value-type="float" office:value="226451463.52000001" table:style-name="ce17">
            <text:p>226.451.464<text:s/></text:p>
          </table:table-cell>
          <table:table-cell office:value-type="float" office:value="194489493.15000001" table:style-name="ce17">
            <text:p>194.489.493<text:s/></text:p>
          </table:table-cell>
          <table:table-cell office:value-type="float" office:value="15649778.560000001" table:style-name="ce17">
            <text:p>15.649.779<text:s/></text:p>
          </table:table-cell>
          <table:table-cell office:value-type="float" office:value="2323591265.3699999" table:style-name="ce17">
            <text:p>2.323.591.265<text:s/></text:p>
          </table:table-cell>
          <table:table-cell office:value-type="float" office:value="8140766.5300000003" table:style-name="ce17">
            <text:p>8.140.767<text:s/></text:p>
          </table:table-cell>
          <table:table-cell office:value-type="float" office:value="5502810077.4100008" table:style-name="ce18">
            <text:p>5.502.810.07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7519.56" table:style-name="ce17">
            <text:p>7.520<text:s/></text:p>
          </table:table-cell>
          <table:table-cell office:value-type="float" office:value="4929.53" table:style-name="ce17">
            <text:p>4.930<text:s/></text:p>
          </table:table-cell>
          <table:table-cell office:value-type="float" office:value="138687.39000000001" table:style-name="ce17">
            <text:p>138.68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59185.49" table:style-name="ce17">
            <text:p>259.185<text:s/></text:p>
          </table:table-cell>
          <table:table-cell office:value-type="float" office:value="12503032.66" table:style-name="ce17">
            <text:p>12.503.033<text:s/></text:p>
          </table:table-cell>
          <table:table-cell office:value-type="float" office:value="38433942.340000004" table:style-name="ce17">
            <text:p>38.433.942<text:s/></text:p>
          </table:table-cell>
          <table:table-cell office:value-type="float" office:value="13298680.77" table:style-name="ce17">
            <text:p>13.298.681<text:s/></text:p>
          </table:table-cell>
          <table:table-cell office:value-type="float" office:value="516247.65" table:style-name="ce17">
            <text:p>516.248<text:s/></text:p>
          </table:table-cell>
          <table:table-cell office:value-type="float" office:value="245.54" table:style-name="ce17">
            <text:p>246<text:s/></text:p>
          </table:table-cell>
          <table:table-cell office:value-type="float" office:value="6434422.6900000004" table:style-name="ce17">
            <text:p>6.434.423<text:s/></text:p>
          </table:table-cell>
          <table:table-cell office:value-type="float" office:value="164537.35" table:style-name="ce17">
            <text:p>164.537<text:s/></text:p>
          </table:table-cell>
          <table:table-cell office:value-type="float" office:value="592854.32999999996" table:style-name="ce17">
            <text:p>592.854<text:s/></text:p>
          </table:table-cell>
          <table:table-cell office:value-type="float" office:value="13091126.59" table:style-name="ce17">
            <text:p>13.091.127<text:s/></text:p>
          </table:table-cell>
          <table:table-cell office:value-type="float" office:value="17450.07" table:style-name="ce17">
            <text:p>17.450<text:s/></text:p>
          </table:table-cell>
          <table:table-cell office:value-type="float" office:value="345292.17" table:style-name="ce17">
            <text:p>345.292<text:s/></text:p>
          </table:table-cell>
          <table:table-cell office:value-type="float" office:value="961.01" table:style-name="ce17">
            <text:p>961<text:s/></text:p>
          </table:table-cell>
          <table:table-cell office:value-type="float" office:value="9254414.9499999993" table:style-name="ce17">
            <text:p>9.254.415<text:s/></text:p>
          </table:table-cell>
          <table:table-cell office:value-type="float" office:value="201748716.24000001" table:style-name="ce17">
            <text:p>201.748.716<text:s/></text:p>
          </table:table-cell>
          <table:table-cell office:value-type="float" office:value="135094.95000000001" table:style-name="ce17">
            <text:p>135.095<text:s/></text:p>
          </table:table-cell>
          <table:table-cell office:value-type="float" office:value="266423.23" table:style-name="ce17">
            <text:p>266.423<text:s/></text:p>
          </table:table-cell>
          <table:table-cell office:value-type="float" office:value="1290.4000000000001" table:style-name="ce17">
            <text:p>1.290<text:s/></text:p>
          </table:table-cell>
          <table:table-cell office:value-type="float" office:value="23673401.699999999" table:style-name="ce17">
            <text:p>23.673.402<text:s/></text:p>
          </table:table-cell>
          <table:table-cell office:value-type="float" office:value="1227109.23" table:style-name="ce17">
            <text:p>1.227.109<text:s/></text:p>
          </table:table-cell>
          <table:table-cell office:value-type="float" office:value="1835702.55" table:style-name="ce17">
            <text:p>1.835.703<text:s/></text:p>
          </table:table-cell>
          <table:table-cell office:value-type="float" office:value="490291648.25999999" table:style-name="ce17">
            <text:p>490.291.648<text:s/></text:p>
          </table:table-cell>
          <table:table-cell office:value-type="float" office:value="39185.5" table:style-name="ce17">
            <text:p>39.186<text:s/></text:p>
          </table:table-cell>
          <table:table-cell office:value-type="float" office:value="814282102.1500001" table:style-name="ce18">
            <text:p>814.282.10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945152.49" table:style-name="ce17">
            <text:p>3.945.152<text:s/></text:p>
          </table:table-cell>
          <table:table-cell office:value-type="float" office:value="15208188.719999999" table:style-name="ce17">
            <text:p>15.208.189<text:s/></text:p>
          </table:table-cell>
          <table:table-cell office:value-type="float" office:value="116396401" table:style-name="ce17">
            <text:p>116.396.401<text:s/></text:p>
          </table:table-cell>
          <table:table-cell office:value-type="float" office:value="3047231.16" table:style-name="ce17">
            <text:p>3.047.231<text:s/></text:p>
          </table:table-cell>
          <table:table-cell office:value-type="float" office:value="105408136.71000001" table:style-name="ce17">
            <text:p>105.408.137<text:s/></text:p>
          </table:table-cell>
          <table:table-cell office:value-type="float" office:value="76170744.930000007" table:style-name="ce17">
            <text:p>76.170.745<text:s/></text:p>
          </table:table-cell>
          <table:table-cell office:value-type="float" office:value="204762171.76999998" table:style-name="ce17">
            <text:p>204.762.172<text:s/></text:p>
          </table:table-cell>
          <table:table-cell office:value-type="float" office:value="72870212.230000004" table:style-name="ce17">
            <text:p>72.870.212<text:s/></text:p>
          </table:table-cell>
          <table:table-cell office:value-type="float" office:value="77490427.879999995" table:style-name="ce17">
            <text:p>77.490.428<text:s/></text:p>
          </table:table-cell>
          <table:table-cell office:value-type="float" office:value="28771094.740000002" table:style-name="ce17">
            <text:p>28.771.095<text:s/></text:p>
          </table:table-cell>
          <table:table-cell office:value-type="float" office:value="304363964.67000002" table:style-name="ce17">
            <text:p>304.363.965<text:s/></text:p>
          </table:table-cell>
          <table:table-cell office:value-type="float" office:value="30812575.390000004" table:style-name="ce17">
            <text:p>30.812.575<text:s/></text:p>
          </table:table-cell>
          <table:table-cell office:value-type="float" office:value="65671318.120000005" table:style-name="ce17">
            <text:p>65.671.318<text:s/></text:p>
          </table:table-cell>
          <table:table-cell office:value-type="float" office:value="34446440.579999998" table:style-name="ce17">
            <text:p>34.446.441<text:s/></text:p>
          </table:table-cell>
          <table:table-cell office:value-type="float" office:value="23652067.210000001" table:style-name="ce17">
            <text:p>23.652.067<text:s/></text:p>
          </table:table-cell>
          <table:table-cell office:value-type="float" office:value="92197665.310000002" table:style-name="ce17">
            <text:p>92.197.665<text:s/></text:p>
          </table:table-cell>
          <table:table-cell office:value-type="float" office:value="15731301.65" table:style-name="ce17">
            <text:p>15.731.302<text:s/></text:p>
          </table:table-cell>
          <table:table-cell office:value-type="float" office:value="220897633.91000003" table:style-name="ce17">
            <text:p>220.897.634<text:s/></text:p>
          </table:table-cell>
          <table:table-cell office:value-type="float" office:value="907625413.46999991" table:style-name="ce17">
            <text:p>907.625.413<text:s/></text:p>
          </table:table-cell>
          <table:table-cell office:value-type="float" office:value="23782142.449999999" table:style-name="ce17">
            <text:p>23.782.142<text:s/></text:p>
          </table:table-cell>
          <table:table-cell office:value-type="float" office:value="9697053.4399999995" table:style-name="ce17">
            <text:p>9.697.053<text:s/></text:p>
          </table:table-cell>
          <table:table-cell office:value-type="float" office:value="4324917.54" table:style-name="ce17">
            <text:p>4.324.918<text:s/></text:p>
          </table:table-cell>
          <table:table-cell office:value-type="float" office:value="202778061.81999999" table:style-name="ce17">
            <text:p>202.778.062<text:s/></text:p>
          </table:table-cell>
          <table:table-cell office:value-type="float" office:value="193262383.91999999" table:style-name="ce17">
            <text:p>193.262.384<text:s/></text:p>
          </table:table-cell>
          <table:table-cell office:value-type="float" office:value="13814076.010000002" table:style-name="ce17">
            <text:p>13.814.076<text:s/></text:p>
          </table:table-cell>
          <table:table-cell office:value-type="float" office:value="1833299617.1100001" table:style-name="ce17">
            <text:p>1.833.299.617<text:s/></text:p>
          </table:table-cell>
          <table:table-cell office:value-type="float" office:value="8101581.0299999993" table:style-name="ce17">
            <text:p>8.101.581<text:s/></text:p>
          </table:table-cell>
          <table:table-cell office:value-type="float" office:value="4688527975.2600002" table:style-name="ce18">
            <text:p>4.688.527.97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10641.97" table:style-name="ce17">
            <text:p>10.642<text:s/></text:p>
          </table:table-cell>
          <table:table-cell office:value-type="float" office:value="503775.2" table:style-name="ce17">
            <text:p>503.77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502961.8" table:style-name="ce17">
            <text:p>3.502.96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2488.21" table:style-name="ce17">
            <text:p>32.488<text:s/></text:p>
          </table:table-cell>
          <table:table-cell office:value-type="float" office:value="4796.51" table:style-name="ce17">
            <text:p>4.797<text:s/></text:p>
          </table:table-cell>
          <table:table-cell office:value-type="float" office:value="11730579.390000001" table:style-name="ce17">
            <text:p>11.730.57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0730.87" table:style-name="ce17">
            <text:p>70.731<text:s/></text:p>
          </table:table-cell>
          <table:table-cell office:value-type="float" office:value="193825.35" table:style-name="ce17">
            <text:p>193.825<text:s/></text:p>
          </table:table-cell>
          <table:table-cell office:value-type="float" office:value="3567423" table:style-name="ce17">
            <text:p>3.567.42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636424.91" table:style-name="ce17">
            <text:p>2.636.42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727694.6500000004" table:style-name="ce17">
            <text:p>9.727.695<text:s/></text:p>
          </table:table-cell>
          <table:table-cell office:value-type="float" office:value="154159490.31" table:style-name="ce17">
            <text:p>154.159.49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502502.46" table:style-name="ce17">
            <text:p>3.502.50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510596.25" table:style-name="ce17">
            <text:p>11.510.596<text:s/></text:p>
          </table:table-cell>
          <table:table-cell office:value-type="float" office:value="61.68" table:style-name="ce17">
            <text:p>62<text:s/></text:p>
          </table:table-cell>
          <table:table-cell office:value-type="float" office:value="201153992.56000003" table:style-name="ce18">
            <text:p>201.153.99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7029594.9800000004" table:style-name="ce17">
            <text:p>7.029.595<text:s/></text:p>
          </table:table-cell>
          <table:table-cell office:value-type="float" office:value="21830699.469999999" table:style-name="ce17">
            <text:p>21.830.699<text:s/></text:p>
          </table:table-cell>
          <table:table-cell office:value-type="float" office:value="22692177.789999999" table:style-name="ce17">
            <text:p>22.692.178<text:s/></text:p>
          </table:table-cell>
          <table:table-cell office:value-type="float" office:value="20993500.739999998" table:style-name="ce17">
            <text:p>20.993.501<text:s/></text:p>
          </table:table-cell>
          <table:table-cell office:value-type="float" office:value="58780931.990000002" table:style-name="ce17">
            <text:p>58.780.932<text:s/></text:p>
          </table:table-cell>
          <table:table-cell office:value-type="float" office:value="45002657.719999999" table:style-name="ce17">
            <text:p>45.002.658<text:s/></text:p>
          </table:table-cell>
          <table:table-cell office:value-type="float" office:value="1140554563.6499999" table:style-name="ce17">
            <text:p>1.140.554.564<text:s/></text:p>
          </table:table-cell>
          <table:table-cell office:value-type="float" office:value="26130553.629999999" table:style-name="ce17">
            <text:p>26.130.554<text:s/></text:p>
          </table:table-cell>
          <table:table-cell office:value-type="float" office:value="39449189.359999999" table:style-name="ce17">
            <text:p>39.449.189<text:s/></text:p>
          </table:table-cell>
          <table:table-cell office:value-type="float" office:value="25448661.600000001" table:style-name="ce17">
            <text:p>25.448.662<text:s/></text:p>
          </table:table-cell>
          <table:table-cell office:value-type="float" office:value="150760638.13999999" table:style-name="ce17">
            <text:p>150.760.638<text:s/></text:p>
          </table:table-cell>
          <table:table-cell office:value-type="float" office:value="21481116.469999999" table:style-name="ce17">
            <text:p>21.481.116<text:s/></text:p>
          </table:table-cell>
          <table:table-cell office:value-type="float" office:value="28588220.84" table:style-name="ce17">
            <text:p>28.588.221<text:s/></text:p>
          </table:table-cell>
          <table:table-cell office:value-type="float" office:value="41068866.07" table:style-name="ce17">
            <text:p>41.068.866<text:s/></text:p>
          </table:table-cell>
          <table:table-cell office:value-type="float" office:value="45936399.890000001" table:style-name="ce17">
            <text:p>45.936.400<text:s/></text:p>
          </table:table-cell>
          <table:table-cell office:value-type="float" office:value="63178425.840000004" table:style-name="ce17">
            <text:p>63.178.426<text:s/></text:p>
          </table:table-cell>
          <table:table-cell office:value-type="float" office:value="20513768.620000001" table:style-name="ce17">
            <text:p>20.513.769<text:s/></text:p>
          </table:table-cell>
          <table:table-cell office:value-type="float" office:value="66687907.439999998" table:style-name="ce17">
            <text:p>66.687.907<text:s/></text:p>
          </table:table-cell>
          <table:table-cell office:value-type="float" office:value="240044863.56999999" table:style-name="ce17">
            <text:p>240.044.864<text:s/></text:p>
          </table:table-cell>
          <table:table-cell office:value-type="float" office:value="36255574.490000002" table:style-name="ce17">
            <text:p>36.255.574<text:s/></text:p>
          </table:table-cell>
          <table:table-cell office:value-type="float" office:value="23094653.079999998" table:style-name="ce17">
            <text:p>23.094.653<text:s/></text:p>
          </table:table-cell>
          <table:table-cell office:value-type="float" office:value="12810699.140000001" table:style-name="ce17">
            <text:p>12.810.699<text:s/></text:p>
          </table:table-cell>
          <table:table-cell office:value-type="float" office:value="108684268.45" table:style-name="ce17">
            <text:p>108.684.268<text:s/></text:p>
          </table:table-cell>
          <table:table-cell office:value-type="float" office:value="49649212.310000002" table:style-name="ce17">
            <text:p>49.649.212<text:s/></text:p>
          </table:table-cell>
          <table:table-cell office:value-type="float" office:value="17577294.829999998" table:style-name="ce17">
            <text:p>17.577.295<text:s/></text:p>
          </table:table-cell>
          <table:table-cell office:value-type="float" office:value="132494968.73" table:style-name="ce17">
            <text:p>132.494.969<text:s/></text:p>
          </table:table-cell>
          <table:table-cell office:value-type="float" office:value="9954217" table:style-name="ce17">
            <text:p>9.954.217<text:s/></text:p>
          </table:table-cell>
          <table:table-cell office:value-type="float" office:value="2476693625.8399992" table:style-name="ce18">
            <text:p>2.476.693.6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265758.78000000003" table:style-name="ce17">
            <text:p>265.759<text:s/></text:p>
          </table:table-cell>
          <table:table-cell office:value-type="float" office:value="1189442.99" table:style-name="ce17">
            <text:p>1.189.443<text:s/></text:p>
          </table:table-cell>
          <table:table-cell office:value-type="float" office:value="134988925.31" table:style-name="ce17">
            <text:p>134.988.925<text:s/></text:p>
          </table:table-cell>
          <table:table-cell office:value-type="float" office:value="-139119.14000000001" table:style-name="ce17">
            <text:p>(139.119)</text:p>
          </table:table-cell>
          <table:table-cell office:value-type="float" office:value="7023353.7799999993" table:style-name="ce17">
            <text:p>7.023.354<text:s/></text:p>
          </table:table-cell>
          <table:table-cell office:value-type="float" office:value="6414513.0800000001" table:style-name="ce17">
            <text:p>6.414.513<text:s/></text:p>
          </table:table-cell>
          <table:table-cell office:value-type="float" office:value="610016916.75999999" table:style-name="ce17">
            <text:p>610.016.917<text:s/></text:p>
          </table:table-cell>
          <table:table-cell office:value-type="float" office:value="3184090.59" table:style-name="ce17">
            <text:p>3.184.091<text:s/></text:p>
          </table:table-cell>
          <table:table-cell office:value-type="float" office:value="7283108.8600000003" table:style-name="ce17">
            <text:p>7.283.109<text:s/></text:p>
          </table:table-cell>
          <table:table-cell office:value-type="float" office:value="2320962.6300000004" table:style-name="ce17">
            <text:p>2.320.963<text:s/></text:p>
          </table:table-cell>
          <table:table-cell office:value-type="float" office:value="7620082.9099999983" table:style-name="ce17">
            <text:p>7.620.083<text:s/></text:p>
          </table:table-cell>
          <table:table-cell office:value-type="float" office:value="1805741.1500000001" table:style-name="ce17">
            <text:p>1.805.741<text:s/></text:p>
          </table:table-cell>
          <table:table-cell office:value-type="float" office:value="957474" table:style-name="ce17">
            <text:p>957.474<text:s/></text:p>
          </table:table-cell>
          <table:table-cell office:value-type="float" office:value="3936664.2399999998" table:style-name="ce17">
            <text:p>3.936.664<text:s/></text:p>
          </table:table-cell>
          <table:table-cell office:value-type="float" office:value="1454356.93" table:style-name="ce17">
            <text:p>1.454.357<text:s/></text:p>
          </table:table-cell>
          <table:table-cell office:value-type="float" office:value="4667185.8100000005" table:style-name="ce17">
            <text:p>4.667.186<text:s/></text:p>
          </table:table-cell>
          <table:table-cell office:value-type="float" office:value="1551183.03" table:style-name="ce17">
            <text:p>1.551.183<text:s/></text:p>
          </table:table-cell>
          <table:table-cell office:value-type="float" office:value="32383892.009999998" table:style-name="ce17">
            <text:p>32.383.892<text:s/></text:p>
          </table:table-cell>
          <table:table-cell office:value-type="float" office:value="716461647.87" table:style-name="ce17">
            <text:p>716.461.648<text:s/></text:p>
          </table:table-cell>
          <table:table-cell office:value-type="float" office:value="5415677.79" table:style-name="ce17">
            <text:p>5.415.678<text:s/></text:p>
          </table:table-cell>
          <table:table-cell office:value-type="float" office:value="4386786.9800000004" table:style-name="ce17">
            <text:p>4.386.787<text:s/></text:p>
          </table:table-cell>
          <table:table-cell office:value-type="float" office:value="880446.07000000007" table:style-name="ce17">
            <text:p>880.446<text:s/></text:p>
          </table:table-cell>
          <table:table-cell office:value-type="float" office:value="17690979.52" table:style-name="ce17">
            <text:p>17.690.980<text:s/></text:p>
          </table:table-cell>
          <table:table-cell office:value-type="float" office:value="23049030.719999999" table:style-name="ce17">
            <text:p>23.049.031<text:s/></text:p>
          </table:table-cell>
          <table:table-cell office:value-type="float" office:value="301424.92000000016" table:style-name="ce17">
            <text:p>301.425<text:s/></text:p>
          </table:table-cell>
          <table:table-cell office:value-type="float" office:value="529073042.56" table:style-name="ce17">
            <text:p>529.073.043<text:s/></text:p>
          </table:table-cell>
          <table:table-cell office:value-type="float" office:value="883589.37999999989" table:style-name="ce17">
            <text:p>883.589<text:s/></text:p>
          </table:table-cell>
          <table:table-cell office:value-type="float" office:value="2125067159.53" table:style-name="ce18">
            <text:p>2.125.067.160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45626033.390000001" table:style-name="ce21">
            <text:p>45.626.033<text:s/></text:p>
          </table:table-cell>
          <table:table-cell office:value-type="float" office:value="196447099.61000001" table:style-name="ce21">
            <text:p>196.447.100<text:s/></text:p>
          </table:table-cell>
          <table:table-cell office:value-type="float" office:value="1062296129.8800001" table:style-name="ce21">
            <text:p>1.062.296.130<text:s/></text:p>
          </table:table-cell>
          <table:table-cell office:value-type="float" office:value="52058332.019999996" table:style-name="ce21">
            <text:p>52.058.332<text:s/></text:p>
          </table:table-cell>
          <table:table-cell office:value-type="float" office:value="1335245631.6199999" table:style-name="ce21">
            <text:p>1.335.245.632<text:s/></text:p>
          </table:table-cell>
          <table:table-cell office:value-type="float" office:value="998469191.58999991" table:style-name="ce21">
            <text:p>998.469.192<text:s/></text:p>
          </table:table-cell>
          <table:table-cell office:value-type="float" office:value="7859567571.170001" table:style-name="ce21">
            <text:p>7.859.567.571<text:s/></text:p>
          </table:table-cell>
          <table:table-cell office:value-type="float" office:value="1170079644.6400001" table:style-name="ce21">
            <text:p>1.170.079.645<text:s/></text:p>
          </table:table-cell>
          <table:table-cell office:value-type="float" office:value="888574658.17000008" table:style-name="ce21">
            <text:p>888.574.658<text:s/></text:p>
          </table:table-cell>
          <table:table-cell office:value-type="float" office:value="411900597.56" table:style-name="ce21">
            <text:p>411.900.598<text:s/></text:p>
          </table:table-cell>
          <table:table-cell office:value-type="float" office:value="4078533071.9500003" table:style-name="ce21">
            <text:p>4.078.533.072<text:s/></text:p>
          </table:table-cell>
          <table:table-cell office:value-type="float" office:value="330639427.81" table:style-name="ce21">
            <text:p>330.639.428<text:s/></text:p>
          </table:table-cell>
          <table:table-cell office:value-type="float" office:value="546703471.46000004" table:style-name="ce21">
            <text:p>546.703.471<text:s/></text:p>
          </table:table-cell>
          <table:table-cell office:value-type="float" office:value="556611411.24000001" table:style-name="ce21">
            <text:p>556.611.411<text:s/></text:p>
          </table:table-cell>
          <table:table-cell office:value-type="float" office:value="299013445.65999997" table:style-name="ce21">
            <text:p>299.013.446<text:s/></text:p>
          </table:table-cell>
          <table:table-cell office:value-type="float" office:value="1248873723.98" table:style-name="ce21">
            <text:p>1.248.873.724<text:s/></text:p>
          </table:table-cell>
          <table:table-cell office:value-type="float" office:value="168552941" table:style-name="ce21">
            <text:p>168.552.941<text:s/></text:p>
          </table:table-cell>
          <table:table-cell office:value-type="float" office:value="3341853798.8300004" table:style-name="ce21">
            <text:p>3.341.853.799<text:s/></text:p>
          </table:table-cell>
          <table:table-cell office:value-type="float" office:value="12884810403.82" table:style-name="ce21">
            <text:p>12.884.810.404<text:s/></text:p>
          </table:table-cell>
          <table:table-cell office:value-type="float" office:value="290921197.96999997" table:style-name="ce21">
            <text:p>290.921.198<text:s/></text:p>
          </table:table-cell>
          <table:table-cell office:value-type="float" office:value="143624255.26000002" table:style-name="ce21">
            <text:p>143.624.255<text:s/></text:p>
          </table:table-cell>
          <table:table-cell office:value-type="float" office:value="52886194.449999996" table:style-name="ce21">
            <text:p>52.886.194<text:s/></text:p>
          </table:table-cell>
          <table:table-cell office:value-type="float" office:value="3308721650.6700001" table:style-name="ce21">
            <text:p>3.308.721.651<text:s/></text:p>
          </table:table-cell>
          <table:table-cell office:value-type="float" office:value="3545694248.0500002" table:style-name="ce21">
            <text:p>3.545.694.248<text:s/></text:p>
          </table:table-cell>
          <table:table-cell office:value-type="float" office:value="172057816.13999999" table:style-name="ce21">
            <text:p>172.057.816<text:s/></text:p>
          </table:table-cell>
          <table:table-cell office:value-type="float" office:value="31706368086.950001" table:style-name="ce21">
            <text:p>31.706.368.087<text:s/></text:p>
          </table:table-cell>
          <table:table-cell office:value-type="float" office:value="91921991.080000013" table:style-name="ce21">
            <text:p>91.921.991<text:s/></text:p>
          </table:table-cell>
          <table:table-cell office:value-type="float" office:value="76788052025.970001" table:style-name="ce22">
            <text:p>76.788.052.026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106926675.34149691" table:style-name="ce25">
            <text:p>106.926.675<text:s/></text:p>
          </table:table-cell>
          <table:table-cell office:value-type="float" office:value="313151306.29201996" table:style-name="ce25">
            <text:p>313.151.306<text:s/></text:p>
          </table:table-cell>
          <table:table-cell office:value-type="float" office:value="352982737.46498573" table:style-name="ce25">
            <text:p>352.982.737<text:s/></text:p>
          </table:table-cell>
          <table:table-cell office:value-type="float" office:value="76851398.298102051" table:style-name="ce25">
            <text:p>76.851.398<text:s/></text:p>
          </table:table-cell>
          <table:table-cell office:value-type="float" office:value="1553356915.4878678" table:style-name="ce25">
            <text:p>1.553.356.915<text:s/></text:p>
          </table:table-cell>
          <table:table-cell office:value-type="float" office:value="1001845948.683956" table:style-name="ce25">
            <text:p>1.001.845.949<text:s/></text:p>
          </table:table-cell>
          <table:table-cell office:value-type="float" office:value="773224694.09792006" table:style-name="ce25">
            <text:p>773.224.694<text:s/></text:p>
          </table:table-cell>
          <table:table-cell office:value-type="float" office:value="685601695.86194944" table:style-name="ce25">
            <text:p>685.601.696<text:s/></text:p>
          </table:table-cell>
          <table:table-cell office:value-type="float" office:value="793897123.83740461" table:style-name="ce25">
            <text:p>793.897.124<text:s/></text:p>
          </table:table-cell>
          <table:table-cell office:value-type="float" office:value="562521501.17674267" table:style-name="ce25">
            <text:p>562.521.501<text:s/></text:p>
          </table:table-cell>
          <table:table-cell office:value-type="float" office:value="3593965926.1115017" table:style-name="ce25">
            <text:p>3.593.965.926<text:s/></text:p>
          </table:table-cell>
          <table:table-cell office:value-type="float" office:value="486633977.10793126" table:style-name="ce25">
            <text:p>486.633.977<text:s/></text:p>
          </table:table-cell>
          <table:table-cell office:value-type="float" office:value="652326628.52508736" table:style-name="ce25">
            <text:p>652.326.629<text:s/></text:p>
          </table:table-cell>
          <table:table-cell office:value-type="float" office:value="965525367.79387498" table:style-name="ce25">
            <text:p>965.525.368<text:s/></text:p>
          </table:table-cell>
          <table:table-cell office:value-type="float" office:value="514498596.48042279" table:style-name="ce25">
            <text:p>514.498.596<text:s/></text:p>
          </table:table-cell>
          <table:table-cell office:value-type="float" office:value="1128446208.744539" table:style-name="ce25">
            <text:p>1.128.446.209<text:s/></text:p>
          </table:table-cell>
          <table:table-cell office:value-type="float" office:value="437606840.35390997" table:style-name="ce25">
            <text:p>437.606.840<text:s/></text:p>
          </table:table-cell>
          <table:table-cell office:value-type="float" office:value="2221400015.7010989" table:style-name="ce25">
            <text:p>2.221.400.016<text:s/></text:p>
          </table:table-cell>
          <table:table-cell office:value-type="float" office:value="2901492657.1424208" table:style-name="ce25">
            <text:p>2.901.492.657<text:s/></text:p>
          </table:table-cell>
          <table:table-cell office:value-type="float" office:value="461910820.34529287" table:style-name="ce25">
            <text:p>461.910.820<text:s/></text:p>
          </table:table-cell>
          <table:table-cell office:value-type="float" office:value="169665143.49984577" table:style-name="ce25">
            <text:p>169.665.143<text:s/></text:p>
          </table:table-cell>
          <table:table-cell office:value-type="float" office:value="93577563.838328362" table:style-name="ce25">
            <text:p>93.577.564<text:s/></text:p>
          </table:table-cell>
          <table:table-cell office:value-type="float" office:value="2266242776.9201612" table:style-name="ce25">
            <text:p>2.266.242.777<text:s/></text:p>
          </table:table-cell>
          <table:table-cell office:value-type="float" office:value="1533242468.7265227" table:style-name="ce25">
            <text:p>1.533.242.469<text:s/></text:p>
          </table:table-cell>
          <table:table-cell office:value-type="float" office:value="314632474.80586535" table:style-name="ce25">
            <text:p>314.632.475<text:s/></text:p>
          </table:table-cell>
          <table:table-cell office:value-type="float" office:value="11162069294.468527" table:style-name="ce25">
            <text:p>11.162.069.294<text:s/></text:p>
          </table:table-cell>
          <table:table-cell office:value-type="float" office:value="229427165.27221972" table:style-name="ce25">
            <text:p>229.427.165<text:s/></text:p>
          </table:table-cell>
          <table:table-cell office:value-type="float" office:value="35353023922.379997" table:style-name="ce26">
            <text:p>35.353.023.922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52552708.73149693" table:style-name="ce21">
            <text:p>152.552.709<text:s/></text:p>
          </table:table-cell>
          <table:table-cell office:value-type="float" office:value="509598405.90201998" table:style-name="ce21">
            <text:p>509.598.406<text:s/></text:p>
          </table:table-cell>
          <table:table-cell office:value-type="float" office:value="1415278867.344986" table:style-name="ce21">
            <text:p>1.415.278.867<text:s/></text:p>
          </table:table-cell>
          <table:table-cell office:value-type="float" office:value="128909730.31810205" table:style-name="ce21">
            <text:p>128.909.730<text:s/></text:p>
          </table:table-cell>
          <table:table-cell office:value-type="float" office:value="2888602547.1078677" table:style-name="ce21">
            <text:p>2.888.602.547<text:s/></text:p>
          </table:table-cell>
          <table:table-cell office:value-type="float" office:value="2000315140.2739558" table:style-name="ce21">
            <text:p>2.000.315.140<text:s/></text:p>
          </table:table-cell>
          <table:table-cell office:value-type="float" office:value="8632792265.2679214" table:style-name="ce21">
            <text:p>8.632.792.265<text:s/></text:p>
          </table:table-cell>
          <table:table-cell office:value-type="float" office:value="1855681340.5019495" table:style-name="ce21">
            <text:p>1.855.681.341<text:s/></text:p>
          </table:table-cell>
          <table:table-cell office:value-type="float" office:value="1682471782.0074048" table:style-name="ce21">
            <text:p>1.682.471.782<text:s/></text:p>
          </table:table-cell>
          <table:table-cell office:value-type="float" office:value="974422098.73674273" table:style-name="ce21">
            <text:p>974.422.099<text:s/></text:p>
          </table:table-cell>
          <table:table-cell office:value-type="float" office:value="7672498998.0615025" table:style-name="ce21">
            <text:p>7.672.498.998<text:s/></text:p>
          </table:table-cell>
          <table:table-cell office:value-type="float" office:value="817273404.91793132" table:style-name="ce21">
            <text:p>817.273.405<text:s/></text:p>
          </table:table-cell>
          <table:table-cell office:value-type="float" office:value="1199030099.9850874" table:style-name="ce21">
            <text:p>1.199.030.100<text:s/></text:p>
          </table:table-cell>
          <table:table-cell office:value-type="float" office:value="1522136779.033875" table:style-name="ce21">
            <text:p>1.522.136.779<text:s/></text:p>
          </table:table-cell>
          <table:table-cell office:value-type="float" office:value="813512042.14042282" table:style-name="ce21">
            <text:p>813.512.042<text:s/></text:p>
          </table:table-cell>
          <table:table-cell office:value-type="float" office:value="2377319932.7245388" table:style-name="ce21">
            <text:p>2.377.319.933<text:s/></text:p>
          </table:table-cell>
          <table:table-cell office:value-type="float" office:value="606159781.35390997" table:style-name="ce21">
            <text:p>606.159.781<text:s/></text:p>
          </table:table-cell>
          <table:table-cell office:value-type="float" office:value="5563253814.5310993" table:style-name="ce21">
            <text:p>5.563.253.815<text:s/></text:p>
          </table:table-cell>
          <table:table-cell office:value-type="float" office:value="15786303060.962421" table:style-name="ce21">
            <text:p>15.786.303.061<text:s/></text:p>
          </table:table-cell>
          <table:table-cell office:value-type="float" office:value="752832018.31529284" table:style-name="ce21">
            <text:p>752.832.018<text:s/></text:p>
          </table:table-cell>
          <table:table-cell office:value-type="float" office:value="313289398.75984579" table:style-name="ce21">
            <text:p>313.289.399<text:s/></text:p>
          </table:table-cell>
          <table:table-cell office:value-type="float" office:value="146463758.28832835" table:style-name="ce21">
            <text:p>146.463.758<text:s/></text:p>
          </table:table-cell>
          <table:table-cell office:value-type="float" office:value="5574964427.5901613" table:style-name="ce21">
            <text:p>5.574.964.428<text:s/></text:p>
          </table:table-cell>
          <table:table-cell office:value-type="float" office:value="5078936716.7765226" table:style-name="ce21">
            <text:p>5.078.936.717<text:s/></text:p>
          </table:table-cell>
          <table:table-cell office:value-type="float" office:value="486690290.94586533" table:style-name="ce21">
            <text:p>486.690.291<text:s/></text:p>
          </table:table-cell>
          <table:table-cell office:value-type="float" office:value="42868437381.418526" table:style-name="ce21">
            <text:p>42.868.437.381<text:s/></text:p>
          </table:table-cell>
          <table:table-cell office:value-type="float" office:value="321349156.3522197" table:style-name="ce21">
            <text:p>321.349.156<text:s/></text:p>
          </table:table-cell>
          <table:table-cell office:value-type="float" office:value="112141075948.35001" table:style-name="ce22">
            <text:p>112.141.075.948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542650.9404292769" table:style-name="ce27">
            <text:p>542.651<text:s/></text:p>
          </table:table-cell>
          <table:table-cell office:value-type="float" office:value="2705754.2855944913" table:style-name="ce27">
            <text:p>2.705.754<text:s/></text:p>
          </table:table-cell>
          <table:table-cell office:value-type="float" office:value="1985309.4675171133" table:style-name="ce27">
            <text:p>1.985.309<text:s/></text:p>
          </table:table-cell>
          <table:table-cell office:value-type="float" office:value="541717.6167987053" table:style-name="ce27">
            <text:p>541.718<text:s/></text:p>
          </table:table-cell>
          <table:table-cell office:value-type="float" office:value="9298324.988609679" table:style-name="ce27">
            <text:p>9.298.325<text:s/></text:p>
          </table:table-cell>
          <table:table-cell office:value-type="float" office:value="4290117.6684677042" table:style-name="ce27">
            <text:p>4.290.118<text:s/></text:p>
          </table:table-cell>
          <table:table-cell office:value-type="float" office:value="11457100.301685758" table:style-name="ce27">
            <text:p>11.457.100<text:s/></text:p>
          </table:table-cell>
          <table:table-cell office:value-type="float" office:value="3813874.4675345263" table:style-name="ce27">
            <text:p>3.813.874<text:s/></text:p>
          </table:table-cell>
          <table:table-cell office:value-type="float" office:value="6626469.0545454966" table:style-name="ce27">
            <text:p>6.626.469<text:s/></text:p>
          </table:table-cell>
          <table:table-cell office:value-type="float" office:value="3457055.5226711715" table:style-name="ce27">
            <text:p>3.457.056<text:s/></text:p>
          </table:table-cell>
          <table:table-cell office:value-type="float" office:value="17063229.911624916" table:style-name="ce27">
            <text:p>17.063.230<text:s/></text:p>
          </table:table-cell>
          <table:table-cell office:value-type="float" office:value="2410133.4097242919" table:style-name="ce27">
            <text:p>2.410.133<text:s/></text:p>
          </table:table-cell>
          <table:table-cell office:value-type="float" office:value="6821014.3698858079" table:style-name="ce27">
            <text:p>6.821.014<text:s/></text:p>
          </table:table-cell>
          <table:table-cell office:value-type="float" office:value="4836306.6491295798" table:style-name="ce27">
            <text:p>4.836.307<text:s/></text:p>
          </table:table-cell>
          <table:table-cell office:value-type="float" office:value="1901855.6734527485" table:style-name="ce27">
            <text:p>1.901.856<text:s/></text:p>
          </table:table-cell>
          <table:table-cell office:value-type="float" office:value="7542747.7388128703" table:style-name="ce27">
            <text:p>7.542.748<text:s/></text:p>
          </table:table-cell>
          <table:table-cell office:value-type="float" office:value="1131740.6100747897" table:style-name="ce27">
            <text:p>1.131.741<text:s/></text:p>
          </table:table-cell>
          <table:table-cell office:value-type="float" office:value="31290850.137860864" table:style-name="ce27">
            <text:p>31.290.850<text:s/></text:p>
          </table:table-cell>
          <table:table-cell office:value-type="float" office:value="2516784290.3374157" table:style-name="ce27">
            <text:p>2.516.784.290<text:s/></text:p>
          </table:table-cell>
          <table:table-cell office:value-type="float" office:value="5325061.1456944738" table:style-name="ce27">
            <text:p>5.325.061<text:s/></text:p>
          </table:table-cell>
          <table:table-cell office:value-type="float" office:value="1076909.6665879218" table:style-name="ce27">
            <text:p>1.076.910<text:s/></text:p>
          </table:table-cell>
          <table:table-cell office:value-type="float" office:value="328966.86000632815" table:style-name="ce27">
            <text:p>328.967<text:s/></text:p>
          </table:table-cell>
          <table:table-cell office:value-type="float" office:value="14837986.788009124" table:style-name="ce27">
            <text:p>14.837.987<text:s/></text:p>
          </table:table-cell>
          <table:table-cell office:value-type="float" office:value="12161310.111126529" table:style-name="ce27">
            <text:p>12.161.310<text:s/></text:p>
          </table:table-cell>
          <table:table-cell office:value-type="float" office:value="1315091.8877663929" table:style-name="ce27">
            <text:p>1.315.092<text:s/></text:p>
          </table:table-cell>
          <table:table-cell office:value-type="float" office:value="1618516877.9159915" table:style-name="ce27">
            <text:p>1.618.516.878<text:s/></text:p>
          </table:table-cell>
          <table:table-cell office:value-type="float" office:value="1221043.8129829608" table:style-name="ce27">
            <text:p>1.221.044<text:s/></text:p>
          </table:table-cell>
          <table:table-cell office:value-type="float" office:value="4289283791.3400016" table:style-name="ce28">
            <text:p>4.289.283.791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53095359.6719262" table:style-name="ce21">
            <text:p>153.095.360<text:s/></text:p>
          </table:table-cell>
          <table:table-cell office:value-type="float" office:value="512304160.18761444" table:style-name="ce21">
            <text:p>512.304.160<text:s/></text:p>
          </table:table-cell>
          <table:table-cell office:value-type="float" office:value="1417264176.8125031" table:style-name="ce21">
            <text:p>1.417.264.177<text:s/></text:p>
          </table:table-cell>
          <table:table-cell office:value-type="float" office:value="129451447.93490075" table:style-name="ce21">
            <text:p>129.451.448<text:s/></text:p>
          </table:table-cell>
          <table:table-cell office:value-type="float" office:value="2897900872.0964775" table:style-name="ce21">
            <text:p>2.897.900.872<text:s/></text:p>
          </table:table-cell>
          <table:table-cell office:value-type="float" office:value="2004605257.9424236" table:style-name="ce21">
            <text:p>2.004.605.258<text:s/></text:p>
          </table:table-cell>
          <table:table-cell office:value-type="float" office:value="8644249365.5696068" table:style-name="ce21">
            <text:p>8.644.249.366<text:s/></text:p>
          </table:table-cell>
          <table:table-cell office:value-type="float" office:value="1859495214.9694841" table:style-name="ce21">
            <text:p>1.859.495.215<text:s/></text:p>
          </table:table-cell>
          <table:table-cell office:value-type="float" office:value="1689098251.0619502" table:style-name="ce21">
            <text:p>1.689.098.251<text:s/></text:p>
          </table:table-cell>
          <table:table-cell office:value-type="float" office:value="977879154.25941396" table:style-name="ce21">
            <text:p>977.879.154<text:s/></text:p>
          </table:table-cell>
          <table:table-cell office:value-type="float" office:value="7689562227.9731274" table:style-name="ce21">
            <text:p>7.689.562.228<text:s/></text:p>
          </table:table-cell>
          <table:table-cell office:value-type="float" office:value="819683538.32765555" table:style-name="ce21">
            <text:p>819.683.538<text:s/></text:p>
          </table:table-cell>
          <table:table-cell office:value-type="float" office:value="1205851114.3549733" table:style-name="ce21">
            <text:p>1.205.851.114<text:s/></text:p>
          </table:table-cell>
          <table:table-cell office:value-type="float" office:value="1526973085.6830046" table:style-name="ce21">
            <text:p>1.526.973.086<text:s/></text:p>
          </table:table-cell>
          <table:table-cell office:value-type="float" office:value="815413897.81387556" table:style-name="ce21">
            <text:p>815.413.898<text:s/></text:p>
          </table:table-cell>
          <table:table-cell office:value-type="float" office:value="2384862680.4633517" table:style-name="ce21">
            <text:p>2.384.862.680<text:s/></text:p>
          </table:table-cell>
          <table:table-cell office:value-type="float" office:value="607291521.96398473" table:style-name="ce21">
            <text:p>607.291.522<text:s/></text:p>
          </table:table-cell>
          <table:table-cell office:value-type="float" office:value="5594544664.6689606" table:style-name="ce21">
            <text:p>5.594.544.665<text:s/></text:p>
          </table:table-cell>
          <table:table-cell office:value-type="float" office:value="18303087351.299835" table:style-name="ce21">
            <text:p>18.303.087.351<text:s/></text:p>
          </table:table-cell>
          <table:table-cell office:value-type="float" office:value="758157079.46098733" table:style-name="ce21">
            <text:p>758.157.079<text:s/></text:p>
          </table:table-cell>
          <table:table-cell office:value-type="float" office:value="314366308.42643374" table:style-name="ce21">
            <text:p>314.366.308<text:s/></text:p>
          </table:table-cell>
          <table:table-cell office:value-type="float" office:value="146792725.14833468" table:style-name="ce21">
            <text:p>146.792.725<text:s/></text:p>
          </table:table-cell>
          <table:table-cell office:value-type="float" office:value="5589802414.37817" table:style-name="ce21">
            <text:p>5.589.802.414<text:s/></text:p>
          </table:table-cell>
          <table:table-cell office:value-type="float" office:value="5091098026.8876495" table:style-name="ce21">
            <text:p>5.091.098.027<text:s/></text:p>
          </table:table-cell>
          <table:table-cell office:value-type="float" office:value="488005382.83363175" table:style-name="ce21">
            <text:p>488.005.383<text:s/></text:p>
          </table:table-cell>
          <table:table-cell office:value-type="float" office:value="44486954259.334518" table:style-name="ce21">
            <text:p>44.486.954.259<text:s/></text:p>
          </table:table-cell>
          <table:table-cell office:value-type="float" office:value="322570200.16520268" table:style-name="ce21">
            <text:p>322.570.200<text:s/></text:p>
          </table:table-cell>
          <table:table-cell office:value-type="float" office:value="116430359739.69" table:style-name="ce22">
            <text:p>116.430.359.740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20-03-09T18:19:42Z</dc:date>
    <meta:print-date>2011-05-12T16:46:54Z</meta:print-date>
    <meta:editing-cycles>42</meta:editing-cycles>
    <meta:editing-duration>PT4469S</meta:editing-duration>
  </office:meta>
</office:document-meta>
</file>